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7"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style:text-underline-style="none"/>
    </style:style>
    <style:style style:name="P18" style:family="paragraph" style:parent-style-name="Text_20_body">
      <style:text-properties style:use-window-font-color="true" style:text-underline-style="solid" style:text-underline-width="auto" style:text-underline-color="font-color"/>
    </style:style>
    <style:style style:name="P19" style:family="paragraph" style:parent-style-name="Text_20_body">
      <style:text-properties style:use-window-font-color="true" fo:font-style="italic" fo:font-weight="bold" style:font-style-asian="italic" style:font-weight-asian="bold" style:font-style-complex="italic" style:font-weight-complex="bold"/>
    </style:style>
    <style:style style:name="P20" style:family="paragraph" style:parent-style-name="Text_20_body">
      <style:text-properties style:use-window-font-color="true" fo:font-style="italic" style:font-style-asian="italic" style:font-style-complex="italic"/>
    </style:style>
    <style:style style:name="P21"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2" style:family="paragraph" style:parent-style-name="Text_20_body">
      <style:paragraph-properties fo:hyphenation-ladder-count="no-limit"/>
      <style:text-properties style:use-window-font-color="true" fo:hyphenate="true" fo:hyphenation-remain-char-count="2" fo:hyphenation-push-char-count="4"/>
    </style:style>
    <style:style style:name="P23" style:family="paragraph" style:parent-style-name="Text_20_body">
      <style:text-properties fo:color="#ff3333"/>
    </style:style>
    <style:style style:name="P24" style:family="paragraph" style:parent-style-name="Text_20_body">
      <style:text-properties fo:color="#ff3333" fo:font-style="normal" style:font-style-asian="normal" style:font-style-complex="normal"/>
    </style:style>
    <style:style style:name="P25"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normal" style:font-weight-asian="normal" style:font-weight-complex="normal"/>
    </style:style>
    <style:style style:name="P30" style:family="paragraph" style:parent-style-name="Text_20_body">
      <style:text-properties fo:language="ru" fo:country="RU" fo:font-weight="bold" style:font-weight-asian="bold" style:font-weight-complex="bold"/>
    </style:style>
    <style:style style:name="P31" style:family="paragraph" style:parent-style-name="Text_20_body">
      <style:text-properties fo:language="ru" fo:country="RU" fo:font-style="normal" style:font-style-asian="normal" style:font-style-complex="normal"/>
    </style:style>
    <style:style style:name="P3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3" style:family="paragraph" style:parent-style-name="Text_20_body">
      <style:text-properties fo:language="ru" fo:country="RU" fo:font-style="normal" fo:font-weight="bold" style:font-style-asian="normal" style:font-weight-asian="bold" style:font-style-complex="normal"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7" style:family="paragraph" style:parent-style-name="Text_20_body">
      <style:text-properties fo:font-style="normal" fo:font-weight="normal" style:font-style-asian="normal" style:font-weight-asian="normal" style:font-style-complex="normal" style:font-weight-complex="normal"/>
    </style:style>
    <style:style style:name="P38" style:family="paragraph" style:parent-style-name="Text_20_body" style:master-page-name="">
      <style:paragraph-properties style:page-number="auto"/>
      <style:text-properties style:use-window-font-color="true"/>
    </style:style>
    <style:style style:name="P39"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7" style:family="paragraph" style:parent-style-name="Цитата_20_-_20_автор">
      <style:text-properties style:use-window-font-color="true"/>
    </style:style>
    <style:style style:name="P48" style:family="paragraph" style:parent-style-name="Цитата_20_-_20_автор">
      <style:text-properties fo:language="ru" fo:country="RU"/>
    </style:style>
    <style:style style:name="P49" style:family="paragraph" style:parent-style-name="Эпиграф_20__2b__20_автор">
      <style:text-properties style:use-window-font-color="true"/>
    </style:style>
    <style:style style:name="P50" style:family="paragraph" style:parent-style-name="Subtitle">
      <style:text-properties style:use-window-font-color="true"/>
    </style:style>
    <style:style style:name="P51" style:family="paragraph" style:parent-style-name="Subtitle">
      <style:text-properties style:use-window-font-color="true" style:text-underline-style="none"/>
    </style:style>
    <style:style style:name="P52" style:family="paragraph" style:parent-style-name="Subtitle">
      <style:text-properties style:use-window-font-color="true" fo:font-style="normal" style:font-style-asian="normal" style:font-style-complex="normal"/>
    </style:style>
    <style:style style:name="P53" style:family="paragraph" style:parent-style-name="Subtitle">
      <style:text-properties fo:language="ru" fo:country="RU"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Цитата_20__2b__20_автор">
      <style:text-properties fo:language="ru" fo:country="RU"/>
    </style:style>
    <style:style style:name="P66" style:family="paragraph" style:parent-style-name="Text_20_body">
      <style:paragraph-properties fo:break-before="page"/>
    </style:style>
    <style:style style:name="P67" style:family="paragraph" style:parent-style-name="Standard">
      <style:paragraph-properties fo:break-before="page"/>
      <style:text-properties fo:color="#ff3333" fo:font-style="normal" style:font-style-asian="normal" style:font-style-complex="normal"/>
    </style:style>
    <style:style style:name="P68"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9" style:family="paragraph" style:parent-style-name="Text_20_body">
      <style:paragraph-properties fo:margin-left="0cm" fo:margin-right="0cm" fo:text-indent="0cm" style:auto-text-indent="false"/>
      <style:text-properties style:use-window-font-color="true" style:text-underline-style="none"/>
    </style:style>
    <style:style style:name="P70"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1" style:family="paragraph" style:parent-style-name="Caption">
      <style:text-properties fo:font-weight="normal" style:font-weight-asian="normal" style:font-weight-complex="normal"/>
    </style:style>
    <style:style style:name="P72" style:family="paragraph" style:parent-style-name="Standard">
      <style:text-properties style:use-window-font-color="true"/>
    </style:style>
    <style:style style:name="P73" style:family="paragraph" style:parent-style-name="Table_20_Contents">
      <style:paragraph-properties fo:text-align="justify" style:justify-single-word="false"/>
      <style:text-properties style:font-name="Verdana1"/>
    </style:style>
    <style:style style:name="P74"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5" style:family="paragraph" style:parent-style-name="Quotations">
      <style:paragraph-properties fo:margin-left="0.998cm" fo:margin-right="0.998cm" fo:text-indent="0cm" style:auto-text-indent="false"/>
      <style:text-properties fo:language="ru" fo:country="RU"/>
    </style:style>
    <style:style style:name="P76"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7"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8"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9" style:family="paragraph" style:parent-style-name="Footnote">
      <style:text-properties fo:font-weight="bold" style:font-weight-asian="bold" style:font-weight-complex="bold"/>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4" style:family="paragraph" style:parent-style-name="Heading_20_3">
      <style:paragraph-properties fo:break-before="page"/>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Heading_20_4">
      <style:text-properties style:use-window-font-color="true"/>
    </style:style>
    <style:style style:name="P87" style:family="paragraph" style:parent-style-name="Heading_20_4">
      <style:paragraph-properties fo:break-before="page"/>
    </style:style>
    <style:style style:name="P88" style:family="paragraph" style:parent-style-name="Subtitle" style:list-style-name="диалог"/>
    <style:style style:name="P89" style:family="paragraph" style:parent-style-name="Quotations" style:list-style-name="L3">
      <style:paragraph-properties fo:margin-left="0.998cm" fo:margin-right="0.998cm" fo:text-indent="0cm" style:auto-text-indent="false"/>
      <style:text-properties fo:language="ru" fo:country="RU"/>
    </style:style>
    <style:style style:name="P90" style:family="paragraph" style:parent-style-name="Text_20_body">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2" style:family="paragraph" style:parent-style-name="Text_20_body" style:list-style-name="List_20_2">
      <style:text-properties style:use-window-font-color="true"/>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4">
      <style:text-properties style:use-window-font-color="true" style:text-underline-style="none"/>
    </style:style>
    <style:style style:name="P105" style:family="paragraph" style:parent-style-name="Text_20_body" style:list-style-name="List_20_1">
      <style:text-properties style:use-window-font-color="true" style:text-underline-style="none" fo:font-weight="normal" style:font-weight-asian="normal" style:font-weight-complex="normal"/>
    </style:style>
    <style:style style:name="P106" style:family="paragraph" style:parent-style-name="Text_20_body" style:list-style-name="List_20_1">
      <style:text-properties style:use-window-font-color="true" style:text-underline-style="none" fo:font-weight="bold" style:font-weight-asian="bold" style:font-weight-complex="bold"/>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9" style:family="paragraph" style:parent-style-name="Text_20_body" style:list-style-name="List_20_1">
      <style:text-properties style:use-window-font-color="true" style:text-underline-style="solid" style:text-underline-width="auto" style:text-underline-color="font-color"/>
    </style:style>
    <style:style style:name="P110"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1" style:family="paragraph" style:parent-style-name="Text_20_body" style:list-style-name="L4">
      <style:text-properties style:use-window-font-color="true"/>
    </style:style>
    <style:style style:name="P112" style:family="paragraph" style:parent-style-name="Text_20_body" style:list-style-name="L5">
      <style:text-properties style:use-window-font-color="true"/>
    </style:style>
    <style:style style:name="P113" style:family="paragraph" style:parent-style-name="Text_20_body" style:list-style-name="диалог">
      <style:text-properties style:use-window-font-color="true" fo:font-weight="normal" style:font-weight-asian="normal" style:font-weight-complex="normal"/>
    </style:style>
    <style:style style:name="P114" style:family="paragraph" style:parent-style-name="Text_20_body" style:list-style-name="List_20_1">
      <style:text-properties style:use-window-font-color="true" fo:font-weight="normal" style:font-weight-asian="normal" style:font-weight-complex="normal"/>
    </style:style>
    <style:style style:name="P115" style:family="paragraph" style:parent-style-name="Text_20_body" style:list-style-name="List_20_1">
      <style:text-properties style:use-window-font-color="true" fo:font-weight="bold" style:font-weight-asian="bold" style:font-weight-complex="bold"/>
    </style:style>
    <style:style style:name="P116"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7" style:family="paragraph" style:parent-style-name="Text_20_body" style:list-style-name="диалог"/>
    <style:style style:name="P118" style:family="paragraph" style:parent-style-name="Text_20_body" style:list-style-name="список_20_перечисление"/>
    <style:style style:name="P119" style:family="paragraph" style:parent-style-name="Text_20_body" style:list-style-name="L2">
      <style:paragraph-properties fo:text-align="justify" style:justify-single-word="false"/>
    </style:style>
    <style:style style:name="P120" style:family="paragraph" style:parent-style-name="Text_20_body" style:list-style-name="диалог">
      <style:paragraph-properties fo:text-align="justify" style:justify-single-word="false"/>
    </style:style>
    <style:style style:name="P121" style:family="paragraph" style:parent-style-name="Text_20_body" style:list-style-name="диалог">
      <style:text-properties fo:language="ru" fo:country="RU" fo:font-style="normal" style:font-style-asian="normal" style:font-style-complex="normal"/>
    </style:style>
    <style:style style:name="P122" style:family="paragraph" style:parent-style-name="Text_20_body" style:list-style-name="список_20_перечисление">
      <style:text-properties fo:language="ru" fo:country="RU" fo:font-style="normal" style:font-style-asian="normal" style:font-style-complex="normal"/>
    </style:style>
    <style:style style:name="P123"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4"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5" style:family="paragraph" style:parent-style-name="Text_20_body" style:list-style-name="List_20_2">
      <style:text-properties fo:language="ru" fo:country="RU" fo:font-weight="normal" style:font-weight-asian="normal" style:font-weight-complex="normal"/>
    </style:style>
    <style:style style:name="P126" style:family="paragraph" style:parent-style-name="Text_20_body" style:list-style-name="список_20_перечисление">
      <style:text-properties fo:language="ru" fo:country="RU" fo:font-weight="normal" style:font-weight-asian="normal" style:font-weight-complex="normal"/>
    </style:style>
    <style:style style:name="P127" style:family="paragraph" style:parent-style-name="Text_20_body" style:list-style-name="List_20_4">
      <style:text-properties fo:language="ru" fo:country="RU" fo:font-weight="normal" style:font-weight-asian="normal" style:font-weight-complex="normal"/>
    </style:style>
    <style:style style:name="P128" style:family="paragraph" style:parent-style-name="Text_20_body" style:list-style-name="список_20_перечисление">
      <style:text-properties fo:language="ru" fo:country="RU"/>
    </style:style>
    <style:style style:name="P129" style:family="paragraph" style:parent-style-name="Text_20_body" style:list-style-name="List_20_4">
      <style:text-properties fo:language="ru" fo:country="RU" fo:font-weight="bold" style:font-weight-asian="bold" style:font-weight-complex="bold"/>
    </style:style>
    <style:style style:name="P130" style:family="paragraph" style:parent-style-name="Text_20_body" style:list-style-name="List_20_5">
      <style:text-properties fo:language="ru" fo:country="RU"/>
    </style:style>
    <style:style style:name="P131" style:family="paragraph" style:parent-style-name="Text_20_body" style:list-style-name="List_20_2"/>
    <style:style style:name="P132" style:family="paragraph" style:parent-style-name="Text_20_body" style:list-style-name="List_20_2">
      <style:text-properties fo:font-weight="bold" style:font-weight-asian="bold" style:font-weight-complex="bold"/>
    </style:style>
    <style:style style:name="P133" style:family="paragraph" style:parent-style-name="Text_20_body" style:list-style-name="List_20_1">
      <style:text-properties fo:font-weight="bold" style:font-weight-asian="bold" style:font-weight-complex="bold"/>
    </style:style>
    <style:style style:name="P134" style:family="paragraph" style:parent-style-name="Text_20_body" style:list-style-name="List_20_2">
      <style:text-properties fo:font-weight="normal" style:font-weight-asian="normal" style:font-weight-complex="normal"/>
    </style:style>
    <style:style style:name="P135" style:family="paragraph" style:parent-style-name="Text_20_body" style:list-style-name="List_20_3">
      <style:text-properties fo:font-weight="normal" style:font-weight-asian="normal" style:font-weight-complex="normal"/>
    </style:style>
    <style:style style:name="P136" style:family="paragraph" style:parent-style-name="Text_20_body" style:list-style-name="List_20_1">
      <style:text-properties fo:font-weight="normal" style:font-weight-asian="normal" style:font-weight-complex="normal"/>
    </style:style>
    <style:style style:name="P137" style:family="paragraph" style:parent-style-name="Text_20_body" style:list-style-name="List_20_4"/>
    <style:style style:name="P138" style:family="paragraph" style:parent-style-name="Text_20_body" style:list-style-name="List_20_5">
      <style:text-properties fo:font-style="italic" style:font-style-asian="italic" style:font-style-complex="italic"/>
    </style:style>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2"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3" style:family="paragraph" style:parent-style-name="Text_20_body" style:list-style-name="диалог">
      <style:paragraph-properties fo:margin-left="0cm" fo:margin-right="0cm" fo:text-indent="0cm" style:auto-text-indent="false"/>
      <style:text-properties style:use-window-font-color="true"/>
    </style:style>
    <style:style style:name="P144"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5"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6"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fo:background-color="#ffffff"/>
    </style:style>
    <style:style style:name="T38" style:family="text">
      <style:text-properties style:use-window-font-color="true" fo:language="ru" fo:country="RU"/>
    </style:style>
    <style:style style:name="T39" style:family="text">
      <style:text-properties style:use-window-font-color="true" fo:language="ru" fo:country="RU" fo:background-color="#ffffff"/>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style:style>
    <style:style style:name="T42" style:family="text">
      <style:text-properties style:use-window-font-color="true" fo:language="uk" fo:country="UA"/>
    </style:style>
    <style:style style:name="T43" style:family="text">
      <style:text-properties style:use-window-font-color="true" fo:language="uk" fo:country="UA" fo:font-style="normal" style:font-style-asian="normal" style:font-style-complex="normal"/>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normal" fo:font-weight="normal" style:font-style-asian="normal" style:font-weight-asian="normal" style:font-style-complex="normal" style:font-weight-complex="normal"/>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bold" style:font-weight-asian="bold" style:font-weight-complex="bold"/>
    </style:style>
    <style:style style:name="T5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3"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4" style:family="text">
      <style:text-properties fo:color="#ff3333"/>
    </style:style>
    <style:style style:name="T55" style:family="text">
      <style:text-properties fo:color="#ff3333" fo:language="ru" fo:country="RU" fo:font-style="normal" fo:font-weight="normal" style:font-style-asian="normal" style:font-weight-asian="normal" style:font-style-complex="normal" style:font-weight-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font-name="Verdana7"/>
    </style:style>
    <style:style style:name="T6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5">Янина Каминская</text:span></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5"/></text:span></text:p>
      <text:p text:style-name="P3"><text:span text:style-name="Default_20_Paragraph_20_Font"><text:span text:style-name="T26"><text:s/></text:span></text:span></text:p>
      <text:p text:style-name="Caption">Реквием по любви</text:p>
      <text:p text:style-name="P71">или</text:p>
      <text:p text:style-name="P71">мемуары о манипуляторе</text:p>
      <text:h text:style-name="P80" text:outline-level="1"><text:s/><text:bookmark-start text:name="Vviedieniie"/>П<text:bookmark-end text:name="Vviedieniie"/>ролог </text:h>
      <text:p text:style-name="P49">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3">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3">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3">Согласны ли вы со следующими утверждениями?</text:p>
      <text:list xml:id="list5545646299014614631" text:style-name="L1">
        <text:list-item>
          <text:p text:style-name="P91">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1">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50"><text:soft-page-break/>*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3">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5152548897734334145" text:style-name="диалог">
        <text:list-item>
          <text:p text:style-name="P92">Ты переживаешь напрасно!</text:p>
        </text:list-item>
      </text:list>
      <text:p text:style-name="P13"><text:soft-page-break/>Или:</text:p>
      <text:list xml:id="list34728581" text:continue-numbering="true" text:style-name="диалог">
        <text:list-item>
          <text:p text:style-name="P92">Тебе нужно просто успокоиться!</text:p>
        </text:list-item>
      </text:list>
      <text:p text:style-name="P13">А если ваши отношения уже закончились, то вы, скорее всего, в отчаянии, но слышите:</text:p>
      <text:list xml:id="list34723474" text:continue-numbering="true" text:style-name="диалог">
        <text:list-item>
          <text:p text:style-name="P92">Тебе нужно просто отпустить и забыть.</text:p>
        </text:list-item>
      </text:list>
      <text:p text:style-name="P13">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3">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7"><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50">* * *</text:p>
      <text:p text:style-name="P13">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5">de —</text:span><text:span text:style-name="T15"> отсутствие, от фр. </text:span><text:span text:style-name="T45">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1">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text:soft-page-break/>По сути, разница в поведении психа и психопата лежит в понятии <office:annotation office:name="__Annotation__11825_1188893767"><dc:creator>Яна </dc:creator><dc:date>2018-02-21T14:32:26.77</dc:date><text:p text:style-name="P149"><text:span text:style-name="T65">эмпатия</text:span></text:p><text:p text:style-name="P149"><text:span text:style-name="T65">эмпатии</text:span></text:p><text:p text:style-name="P149"><text:span text:style-name="T65">«эмпатия»</text:span></text:p></office:annotation>«Э<text:span text:style-name="T62">мпатия»</text:span><office:annotation-end office:name="__Annotation__11825_1188893767"/>. </text:p>
      <text:p text:style-name="P27"><text:span text:style-name="T37">Эмпатия (</text:span><text:span text:style-name="T30">от </text:span><text:a xlink:type="simple" xlink:href="https://ru.wikipedia.org/wiki/Греческий_язык" text:style-name="Internet_20_link" text:visited-style-name="Visited_20_Internet_20_Link"><text:span text:style-name="T50">греч.</text:span></text:a><text:span text:style-name="T51"> </text:span><text:span text:style-name="T50">empatheia</text:span><text:span text:style-name="T52"> </text:span><text:span text:style-name="T30">— страсть, сопереживание, чувство</text:span><text:span text:style-name="T37">) – </text:span><text:span text:style-name="T39">это способность осознанно </text:span><text:span text:style-name="T39">переживать эмоциональное состояние другого человека. Э</text:span><text:span text:style-name="T37">то, так сказать, социальный механизм, который помогает сопереживать.</text:span></text:p>
      <text:p text:style-name="P12">Существует несколько видов эмпатии:</text:p>
      <text:list xml:id="list4892314648916274571"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2">Прародитель понятия <office:annotation office:name="__Annotation__11826_1188893767"><dc:creator>Яна </dc:creator><dc:date>2018-02-21T14:33:04.78</dc:date><text:p text:style-name="P149"><text:span text:style-name="T65">«психоанализ»</text:span></text:p><text:p text:style-name="P149"><text:span text:style-name="T65">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2"/>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нужны были деньги! Что мне было еще делать?!</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50">* * *</text:p>
      <text:p text:style-name="P13">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5">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7"><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4741626"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005122848789968525" text:style-name="L2">
        <text:list-header>
          <text:p text:style-name="P119"><text:span text:style-name="Default_20_Paragraph_20_Font"><text:span text:style-name="T28"/></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7">Американский психиатр-криминолог Харви Клекли, «Маска нормальности»</text:p>
      <text:p text:style-name="Subtitle"><text:span text:style-name="Default_20_Paragraph_20_Font"><text:span text:style-name="T28">*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3">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79</dc:date><text:p><text:span text:style-name="T65">«расстройство личности»</text:span></text:p><text:p><text:span text:style-name="T65">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50">*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4">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text:soft-page-break/>Коротко, но далеко не все.</text:p>
      <text:p text:style-name="P50">*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50"><text:soft-page-break/>*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4737812" text:continue-list="list34723474" text:style-name="диалог">
        <text:list-item>
          <text:p text:style-name="P92">Еще одна сопливая история сопливой девочки, которая сама все испортила и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8"/></text:span></text:p>
      <text:p text:style-name="P27"><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7">Х. Арендт, «Банальность зла: Эйхман в Иерусалиме»</text:p>
      <text:p text:style-name="P47"/>
      <text:p text:style-name="P13"><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50">*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text:soft-page-break/>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7"><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3">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3">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4731299" text:continue-list="list34741626"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81" text:outline-level="1"><text:s/>Часть 1. <text:line-break/>Воспоминания</text:h>
      <text:p text:style-name="P68"/>
      <text:h text:style-name="P82"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82"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3">Так я и жила. Веселилась никому не в ущерб. И была счастлива.</text:p>
      <text:list xml:id="list34746985" text:continue-list="list34737812"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4737270" text:continue-numbering="true" text:style-name="диалог">
        <text:list-item>
          <text:p text:style-name="P92">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3">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50">* * *</text:p>
      <text:p text:style-name="P13">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50">*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4724525" text:continue-numbering="true" text:style-name="диалог">
        <text:list-item>
          <text:p text:style-name="P92">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4727205"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7"><text:span text:style-name="_30__20_Text"><text:span text:style-name="T31">Это еще один пунктик, на который нужно обратить особое внимание: е</text:span></text:span><text:span text:style-name="T31">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50"><text:soft-page-break/>*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4736098"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7"><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7"><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7"><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82"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4747638"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4740949"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4724628" text:continue-numbering="true" text:style-name="диалог">
        <text:list-item>
          <text:p text:style-name="P92">Останешься?</text:p>
        </text:list-item>
        <text:list-item>
          <text:p text:style-name="P92">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7"><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7"><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7"><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3"><text:soft-page-break/>Меня никто не звал — я сама. То, что он мне задал вопрос именно в такой формулировке свидетельствует о том, что он просто «умыл руки».</text:p>
      <text:p text:style-name="P13">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82"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7"><text:span text:style-name="T24">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4"><text:note text:id="ftn4" text:note-class="footnote"><text:note-citation text:label="**">**</text:note-citation><text:note-body><text:p text:style-name="Footnote"><text:span text:style-name="T8">«Про люб</text:span><text:span text:style-name="T49">off/on</text:span><text:span text:style-name="T8">»</text:span>, О. Робски, описывающая мир глазами влюбленной женщины и глазами циничного мужчины.</text:p></text:note-body></text:note></text:span><text:span text:style-name="T24">». Мне его не хватало. Я хотела его больше. Но уже сейчас я не уверена, что это было взаимно.</text:span></text:p>
      <text:p text:style-name="P27"><text:span text:style-name="T24">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34724155"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4">Domestos'</text:span><text:span text:style-name="T14">а</text:span><text:span text:style-name="T44">.</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44">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50">* * *</text:p>
      <text:p text:style-name="P13">Первое время все было хорошо. Обнимая меня он часто говорил:</text:p>
      <text:list xml:id="list34743512" text:continue-numbering="true" text:style-name="диалог">
        <text:list-item>
          <text:p text:style-name="P92">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2" text:outline-level="2"><text:s/><text:bookmark-start text:name="Glava_5__Introviert"/>Глава 5. <text:line-break/>Интроверт<text:bookmark-end text:name="Glava_5__Introviert"/></text:h>
      <text:p text:style-name="P49">Но одна лишь склонность к интроверсии не сделает из вас мыслителя.</text:p>
      <text:p text:style-name="P57">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4744265" text:continue-numbering="true" text:style-name="диалог">
        <text:list-item>
          <text:p text:style-name="P92">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4735568" text:continue-numbering="true" text:style-name="диалог">
        <text:list-item>
          <text:p text:style-name="P92">Ты же знаешь — я интроверт. Давай потом.</text:p>
        </text:list-item>
      </text:list>
      <text:p text:style-name="P50">*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50">*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7"><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ловко ушел от объяснений</text:span></text:span><text:span text:style-name="T31">!</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7"><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7"><text:span text:style-name="T24">Замешательство! Еще вчера все было хорошо, но уже сегодня что-то не так. Что не так? Что-то во мне? Ну да, </text:span><text:soft-page-break/><text:span text:style-name="T24">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pan text:style-name="T24">чем? А может ему понравилась другая девочка? Или он понял, что не готов к серьезным отношениям?..</text:span></text:p>
      <text:p text:style-name="P27"><text:span text:style-name="T24">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4746024"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7"><text:span text:style-name="T24">Конечно, меня это обижало, но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7"><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50">*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34751762" text:continue-numbering="true" text:style-name="диалог">
        <text:list-item>
          <text:p text:style-name="P92">Мы же живем вместе, что тебе еще надо?!</text:p>
        </text:list-item>
      </text:list>
      <text:p text:style-name="P13">Или:</text:p>
      <text:list xml:id="list34734579" text:continue-numbering="true" text:style-name="диалог">
        <text:list-item>
          <text:p text:style-name="P92">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50">*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50">*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7"><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50">*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7"><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чинять боль.</text:span></text:p>
      <text:p text:style-name="P27"><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7"><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7"><text:span text:style-name="T24">Я жду его дома, потому что он заставляет меня его ждать своими обещаниями, но к назначенному времени оказыва</text:span><text:soft-page-break/><text:span text:style-name="T24">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50">*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7"><text:soft-page-break/><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pan text:style-name="T24">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7"><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34730532" text:continue-numbering="true" text:style-name="диалог">
        <text:list-item>
          <text:p text:style-name="P92">Что ты выдумываешь?</text:p>
        </text:list-item>
      </text:list>
      <text:p text:style-name="P13"><text:soft-page-break/>Или:</text:p>
      <text:list xml:id="list34731928" text:continue-numbering="true" text:style-name="диалог">
        <text:list-item>
          <text:p text:style-name="P92">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50"><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50"><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9">«Большинство людей не видят ловушки, в которой находятся.»</text:p>
      <text:p text:style-name="P47">Роберт Кийосаки</text:p>
      <text:p text:style-name="P47"/>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4751980" text:continue-numbering="true" text:style-name="диалог">
        <text:list-item>
          <text:p text:style-name="P92">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50">*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4725080" text:continue-numbering="true" text:style-name="диалог">
        <text:list-item>
          <text:p text:style-name="P92">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50">*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34732185" text:continue-list="list34731299"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50"><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4">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82"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50"><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4738489" text:continue-list="list34725080" text:style-name="диалог">
        <text:list-item>
          <text:p text:style-name="P92">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4741097" text:continue-numbering="true" text:style-name="диалог">
        <text:list-item>
          <text:p text:style-name="P92">Уже лучше.</text:p>
        </text:list-item>
        <text:list-item>
          <text:p text:style-name="P92">Ну это уже куда не шло!..</text:p>
        </text:list-item>
      </text:list>
      <text:p text:style-name="P13">Или:</text:p>
      <text:list xml:id="list34732463" text:continue-numbering="true" text:style-name="диалог">
        <text:list-item>
          <text:p text:style-name="P92">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50">*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34749842" text:continue-numbering="true" text:style-name="диалог">
        <text:list-item>
          <text:p text:style-name="P92">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7"><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4739768"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7">В. Адамчик, «Манипулятор. Секреты успешной манипуляции человеком»</text:p>
      <text:p text:style-name="P47"/>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50"><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7"><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0">*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34741766" text:continue-list="list34732185"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50">*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2" text:outline-level="2"><text:s/><text:bookmark-start text:name="Glava_7__Z____Zabota"/>Глава 7. <text:line-break/>З — Забота<text:bookmark-end text:name="Glava_7__Z____Zabota"/></text:h>
      <text:p text:style-name="P49">В пустой душе и в сердце эгоиста</text:p>
      <text:p text:style-name="P49">Не может быть божественной любви.</text:p>
      <text:p text:style-name="P57">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4739537" text:continue-list="list34739768"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4731926" text:continue-numbering="true" text:style-name="диалог">
        <text:list-item>
          <text:p text:style-name="P92">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4724820" text:continue-numbering="true" text:style-name="диалог">
        <text:list-item>
          <text:p text:style-name="P92">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7"><text:span text:style-name="T24">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мал, что я симулирую металлическую пластину в кости, чтоб </text:span>поднапрячь<text:span text:style-name="T24"> его?..</text:span></text:p>
      <text:p text:style-name="P50">*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5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7"><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7">Личко А.Е., «Синдром неустойчивого поведения»</text:p>
      <text:p text:style-name="P47"/>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4743216" text:continue-numbering="true" text:style-name="диалог">
        <text:list-item>
          <text:p text:style-name="P92"><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4729306" text:continue-numbering="true" text:style-name="диалог">
        <text:list-item>
          <text:p text:style-name="P92">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4729962" text:continue-numbering="true" text:style-name="диалог">
        <text:list-item>
          <text:p text:style-name="P92">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4750476"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7"><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50">*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7"><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82"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50">*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4743527" text:continue-numbering="true" text:style-name="диалог">
        <text:list-item>
          <text:p text:style-name="P92">Я вчера ходил в кино.</text:p>
        </text:list-item>
      </text:list>
      <text:p text:style-name="P13">Мы едем в за город отдыхать, он скажет:</text:p>
      <text:list xml:id="list34742404" text:continue-numbering="true" text:style-name="диалог">
        <text:list-item>
          <text:p text:style-name="P92">Я еду...</text:p>
        </text:list-item>
      </text:list>
      <text:p text:style-name="P27"><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7"><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7"><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4730334"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4745649" text:continue-numbering="true" text:style-name="диалог">
        <text:list-item>
          <text:p text:style-name="P92">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4751045" text:continue-numbering="true" text:style-name="диалог">
        <text:list-item>
          <text:p text:style-name="P92">Ого, ты что, предложение делаешь?!</text:p>
        </text:list-item>
      </text:list>
      <text:p text:style-name="P13"><text:soft-page-break/>Милый засмеялся и ответил:</text:p>
      <text:list xml:id="list34729560" text:continue-numbering="true" text:style-name="диалог">
        <text:list-item>
          <text:p text:style-name="P120"><text:span text:style-name="_30__20_Text"><text:span text:style-name="T24">Конечно</text:span></text:span><text:span text:style-name="T24">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3">Часто его просьбы были провокацией и сопровождались:</text:p>
      <text:list xml:id="list34740590" text:continue-numbering="true" text:style-name="диалог">
        <text:list-item>
          <text:p text:style-name="P92">Слабо? Ты сможешь!</text:p>
        </text:list-item>
      </text:list>
      <text:p text:style-name="P27"><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7"><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4731692"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4749991" text:continue-numbering="true" text:style-name="диалог">
        <text:list-item>
          <text:p text:style-name="P92">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4740748" text:continue-numbering="true" text:style-name="диалог">
        <text:list-item>
          <text:p text:style-name="P92">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4750347" text:continue-numbering="true" text:style-name="диалог">
        <text:list-item>
          <text:p text:style-name="P92"><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4730744"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7"><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4750121"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54"><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4731175" text:continue-numbering="true" text:style-name="диалог">
        <text:list-item>
          <text:p text:style-name="P92">Автобусом?! Лучше бы ты мне не говорила!..</text:p>
        </text:list-item>
      </text:list>
      <text:p text:style-name="P13">Я потратила 4 часа на поиски. Я дошла до восьмой страницы <text:span text:style-name="T44">Google'а</text:span>. Я сделала несколько десятков звонков — а он остался недоволен!</text:p>
      <text:p text:style-name="P27"><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4727602" text:continue-numbering="true" text:style-name="диалог">
        <text:list-item>
          <text:p text:style-name="P92">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7">Ирина Мельниченко, «Мудаки и игра на публику»</text:p>
      <text:p text:style-name="P47"/>
      <text:p text:style-name="P50">*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4731759" text:continue-numbering="true" text:style-name="диалог">
        <text:list-item>
          <text:p text:style-name="P92">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4728910"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4755171" text:continue-numbering="true" text:style-name="диалог">
        <text:list-item>
          <text:p text:style-name="P92">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2" text:outline-level="2"><text:s/><text:bookmark-start text:name="Glava_9__My_tak_obshchaiemsia"/>Глава 9. <text:line-break/>Мы так общаемся<text:bookmark-end text:name="Glava_9__My_tak_obshchaiemsia"/></text:h>
      <text:p text:style-name="P49">Скажи мне, кто твой друг и я скажу кто ты.</text:p>
      <text:p text:style-name="P57">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7">Я.А. Волкова, «Деструктивное общение: к определению понятия»</text:p>
      <text:p text:style-name="Цитата_20_-_20_автор"><text:span text:style-name="_31__20_Text"><text:span text:style-name="T24"/></text:span></text:p>
      <text:p text:style-name="P27"><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4729282"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4739785" text:continue-numbering="true" text:style-name="диалог">
        <text:list-item>
          <text:p text:style-name="P120"><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4749955" text:continue-numbering="true" text:style-name="диалог">
        <text:list-item>
          <text:p text:style-name="P120"><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7">Я. А. Волкова, «Деструктивное общение в когнитивно-дискурсивном аспекте»</text:p>
      <text:p text:style-name="P47"/>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4729814" text:continue-numbering="true" text:style-name="диалог">
        <text:list-item>
          <text:p text:style-name="P92">Неужели тебе нравятся такое общение!?</text:p>
        </text:list-item>
      </text:list>
      <text:p text:style-name="P27">Ответ всегда был один:</text:p>
      <text:list xml:id="list34729737" text:continue-numbering="true" text:style-name="диалог">
        <text:list-item>
          <text:p text:style-name="P92">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3">Вернемся к делу. Основных тем у них было несколько:</text:p>
      <text:list xml:id="list34753887" text:continue-list="list34741766"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4">HOTS (Heroes of the Storm) – </text:span><text:span text:style-name="T14">компьютерная игра, разработанная </text:span><text:span text:style-name="T44">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7"><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34738374" text:continue-list="list34729737" text:style-name="диалог">
        <text:list-item>
          <text:p text:style-name="P92">Она неадекватная...</text:p>
        </text:list-item>
      </text:list>
      <text:p text:style-name="P27"><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34735954" text:continue-numbering="true" text:style-name="диалог">
        <text:list-item>
          <text:p text:style-name="P92">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7"><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3">Не могу не вставить пару слов о его семье... Точнее — 4 слова:</text:p>
      <text:list xml:id="list6329346392912831015"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4737574" text:continue-list="list34735954" text:style-name="диалог">
        <text:list-item>
          <text:p text:style-name="P92">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4732086"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2" text:outline-level="2"><text:s/><text:bookmark-start text:name="Glava_10__Eto_nie_ia"/>Глава 10. <text:line-break/>Это не я<text:bookmark-end text:name="Glava_10__Eto_nie_ia"/></text:h>
      <text:p text:style-name="P4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4753952"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24">разболелся зуб</text:span><text:span text:style-name="T41">*</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34743563"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4738955"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4749113"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4751319" text:continue-numbering="true" text:style-name="диалог">
        <text:list-item>
          <text:p text:style-name="P96">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2">й</text:span><text:span text:style-name="T24">ти в гости, кинуть их куда-то и </text:span><text:span text:style-name="T29">это</text:span><text:span text:style-name="T24">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4729078" text:continue-numbering="true" text:style-name="диалог">
        <text:list-item>
          <text:p text:style-name="P96">Пойдем купим тебе что-нибудь новое.</text:p>
        </text:list-item>
      </text:list>
      <text:p text:style-name="P4">Он отвечал:</text:p>
      <text:list xml:id="list34742880"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50">*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4750021"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4733416"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4727032"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4728718"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4728042"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7">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2"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4746293"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4735042"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4738718"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4729714"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4736754"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7">Шейнов В. П., «Скрытое управление человеком»</text:p>
      <text:p text:style-name="Цитата_20_-_20_автор"><text:soft-page-break/><text:span text:style-name="Default_20_Paragraph_20_Font"><text:span text:style-name="T28"><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4735342"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4751926"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4729242"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4">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50">*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4736748"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2"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4751990"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4746125"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4725414" text:continue-numbering="true" text:style-name="диалог">
        <text:list-item>
          <text:p text:style-name="P96">А я тут при чем?!</text:p>
        </text:list-item>
      </text:list>
      <text:p text:style-name="P4">Или:</text:p>
      <text:list xml:id="list34740591"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4748102"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4748001"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4742556" text:continue-numbering="true" text:style-name="диалог">
        <text:list-item>
          <text:p text:style-name="P117"><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text:span><text:soft-page-break/><text:span text:style-name="T24">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50">*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4738938"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4741037" text:continue-numbering="true" text:style-name="диалог">
        <text:list-item>
          <text:p text:style-name="P96">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4753890"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34728391"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4734393"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2" text:outline-level="2"><text:s/><text:bookmark-start text:name="Glava_13__Nieadiekvatnaia"/>Глава 13. <text:line-break/>Неадекватная<text:bookmark-end text:name="Glava_13__Nieadiekvatnaia"/></text:h>
      <text:p text:style-name="P49">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text:span></text:span><text:span text:style-name="_30__20_Text"><text:span text:style-name="T29">подтверждение</text:span></text:span><text:span text:style-name="_30__20_Text"><text:span text:style-name="T31">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4743286"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34747320"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34751231"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4743863"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4743125" text:continue-numbering="true" text:style-name="диалог">
        <text:list-item>
          <text:p text:style-name="P96">Ну не говорил, так не говорил...</text:p>
        </text:list-item>
      </text:list>
      <text:p text:style-name="P50">*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4728410"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4735659"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4743633" text:continue-numbering="true" text:style-name="диалог">
        <text:list-item>
          <text:p text:style-name="P96">Ну говорил, так говорил... Я снова все напутала.</text:p>
          <text:p text:style-name="P143"/>
        </text:list-item>
      </text:list>
      <text:p text:style-name="P63">«Для того чтобы сидеть в клетке, не всегда нужны прутья.»</text:p>
      <text:p text:style-name="P47">Рональд Дэвид Лэйнг, «Политика семьи»</text:p>
      <text:p text:style-name="P47"/>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4726021" text:continue-numbering="true" text:style-name="диалог">
        <text:list-item>
          <text:p text:style-name="P96">Но ведь было же!</text:p>
        </text:list-item>
      </text:list>
      <text:p text:style-name="P4">Но мне повторяли и повторяли:</text:p>
      <text:list xml:id="list34752036"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4728964"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4726119"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4754224"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4725933"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34740890"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4725973"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4745102"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50">*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4752086" text:continue-numbering="true" text:style-name="диалог">
        <text:list-item>
          <text:p text:style-name="P96">Да все считают, что ты неадекватная!</text:p>
        </text:list-item>
      </text:list>
      <text:p text:style-name="P4">Или:</text:p>
      <text:list xml:id="list34722972"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4755113"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50">*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4752083"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4746783"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4745813"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4733710"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7"><text:soft-page-break/>С. А. Зелинский, «Психотехнологии гипнотического манипулирования сознанием»</text:p>
      <text:p text:style-name="P47"/>
      <text:p text:style-name="P4">И эта техника прекрасно прослеживается здесь:</text:p>
      <text:list xml:id="list34733379" text:continue-numbering="true" text:style-name="диалог">
        <text:list-item>
          <text:p text:style-name="P117"><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117"><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4745280"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2" text:outline-level="2"><text:s/><text:bookmark-start text:name="Glava_14__Vozhak"/>Глава 14. <text:line-break/>Вожак<text:bookmark-end text:name="Glava_14__Vozhak"/></text:h>
      <text:p text:style-name="P49">Для неверных нет любви,</text:p>
      <text:p text:style-name="P49">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4728181"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4749961"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4743463"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4724725"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ы думать, как вести </text:span><text:soft-page-break/><text:span text:style-name="T24">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4726543" text:continue-list="list6329346392912831015"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7"><text:soft-page-break/>С. А. Зелинский, «Методы, приемы и способы манипуляций. (Современные психотехнологии манипулирования)»</text:p>
      <text:p text:style-name="P47"/>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7"><text:soft-page-break/>С. А. Зелинский, «Методы, приемы и способы манипуляций. (Современные психотехнологии манипулирования)»</text:p>
      <text:p text:style-name="P47"/>
      <text:p text:style-name="P4">Когда я спокойным тоном попросила его расслабиться и не перебивать меня, мол, мы ведь разговариваем.</text:p>
      <text:list xml:id="list34752615" text:continue-list="list34724725"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4729061"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4728729"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4745704"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4729970"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50">*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2" text:outline-level="2"><text:s/><text:bookmark-start text:name="Glava_15__Ad"/>Глава 15. <text:line-break/>Ад<text:bookmark-end text:name="Glava_15__Ad"/></text:h>
      <text:p text:style-name="P49">И, улыбаясь, мне ломали крылья,</text:p>
      <text:p text:style-name="P49">Мой хрип порой похожим был на вой,</text:p>
      <text:p text:style-name="P49">И я немел от боли и бессилья</text:p>
      <text:p text:style-name="P49">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4733547"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4749816"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4751472"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4741484"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50">*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2"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4724301"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4727133"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4730758"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4741555"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2"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4748589"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4738289"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2">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4726410"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4741322"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2"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4730851"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4726857"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4724881"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2"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4723712"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4747988" text:continue-list="list34726543" text:style-name="List_20_1">
        <text:list-item>
          <text:list>
            <text:list-item>
              <text:p text:style-name="P97">мне это не нравится;</text:p>
            </text:list-item>
            <text:list-item>
              <text:p text:style-name="P97">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4729139" text:continue-list="list34723712"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82"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4750065" text:continue-numbering="true" text:style-name="диалог">
        <text:list-item>
          <text:p text:style-name="P96">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4726493"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50">* * *</text:p>
      <text:p text:style-name="P38">У меня сохранилась переписка, где на следующий день он идет на попятную — забирает свои слова назад:</text:p>
      <text:list xml:id="list34735140"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7"><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4745180"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4746498"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2"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7">Х/Ф «Святые из Бундока»</text:p>
      <text:p text:style-name="P47"/>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50"><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4738029"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4753432"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4726034" text:continue-numbering="true" text:style-name="диалог">
        <text:list-item>
          <text:p text:style-name="P96">Давай завтра созвонимся и обсудим <text:span text:style-name="T44">&lt;</text:span>уже не помню что<text:span text:style-name="T44">&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34736292"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50">*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4754843"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4739369"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4739808"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4734724"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4744055"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4736388"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34739941"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50">*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4744987"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4728736"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4724756" text:continue-numbering="true" text:style-name="диалог">
        <text:list-item>
          <text:p text:style-name="P117"><text:soft-page-break/><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4751839" text:continue-numbering="true" text:style-name="диалог">
        <text:list-item>
          <text:p text:style-name="P117"><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4743030"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4739197"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4">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4755450"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7"><text:span text:style-name="T24">Это невозможный вариант. Я склонен считать, что мы хорошо друг друга понимаем. И такой расклад (</text:span><text:span text:style-name="T29">дружеский </text:span><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50">*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4737545" text:continue-list="list34753887"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4743615" text:continue-list="list34755450" text:style-name="диалог">
        <text:list-item>
          <text:p text:style-name="P117"><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1">достойны</text:span><text:span text:style-name="T38">м</text:span><text:span text:style-name="T41">.</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4750000"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4733604" text:continue-numbering="true" text:style-name="диалог">
        <text:list-item>
          <text:p text:style-name="P96"><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4725162"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4727410" text:continue-numbering="true" text:style-name="диалог">
        <text:list-item>
          <text:p text:style-name="P117"><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9">моей доброты и честности, видимо, не хватает</text:span><text:span text:style-name="T24">...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54">* * *</text:p>
      <text:list xml:id="list34738886"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4753714"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text:span><text:span text:style-name="T24">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4724834" text:continue-numbering="true" text:style-name="диалог">
        <text:list-item>
          <text:p text:style-name="P117"><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text:span><text:soft-page-break/><text:span text:style-name="T24">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34749678"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4725296"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4">Он потерял самообладание в то время, как я была непоколебима. На этой записи он скажет:</text:p>
      <text:list xml:id="list34742436"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4723149"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4748217" text:continue-numbering="true" text:style-name="диалог">
        <text:list-item>
          <text:p text:style-name="P96">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4728054"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4737074" text:continue-numbering="true" text:style-name="диалог">
        <text:list-item>
          <text:p text:style-name="P117"><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 — почти навзрыд причитал он.</text:span></text:p>
        </text:list-item>
      </text:list>
      <text:p text:style-name="Text_20_body"><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4736463" text:continue-numbering="true" text:style-name="диалог">
        <text:list-item>
          <text:p text:style-name="P96"><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2" text:outline-level="2"><text:s/><text:bookmark-start text:name="Glava_22__Gori_v_adu"/>Глава 22. <text:line-break/>Гори в аду<text:bookmark-end text:name="Glava_22__Gori_v_adu"/></text:h>
      <text:p text:style-name="P49">Весна покажет кто где срал.</text:p>
      <text:p text:style-name="P57">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4731515" text:continue-numbering="true" text:style-name="диалог">
        <text:list-item>
          <text:p text:style-name="P96">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4729258" text:continue-numbering="true" text:style-name="диалог">
        <text:list-item>
          <text:p text:style-name="P117"><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4752249"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4723493"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4733771"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4747804"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2">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2" text:outline-level="2"><text:s/><text:bookmark-start text:name="Glava_26__Apofieoz_otnoshienii_s_manipul"/>Глава 23. <text:line-break/>Апофеоз отношений с манипулятором<text:bookmark-end text:name="Glava_26__Apofieoz_otnoshienii_s_manipul"/></text:h>
      <text:p text:style-name="P49">Кто хочет жить, кто весел, кто не тля —</text:p>
      <text:p text:style-name="P49">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4743646" text:continue-numbering="true" text:style-name="диалог">
        <text:list-item>
          <text:p text:style-name="P96">Что, ручки из жопы?</text:p>
        </text:list-item>
      </text:list>
      <text:p text:style-name="P4"><text:soft-page-break/>Или:</text:p>
      <text:list xml:id="list34730945"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4">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50"><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4726193" text:continue-list="list34737545"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8"><text:span text:style-name="T24">вам необходимо вдолбить себе в голову (!), зарубить себе на носу, что </text:span><text:span text:style-name="_31__20_Text"><text:span text:style-name="T24">ВЫ НИ В ЧЕМ НЕ ВИНОВАТЫ</text:span></text:span><text:span text:style-name="T27">!</text:span></text:p>
        </text:list-item>
      </text:list>
      <text:p text:style-name="P4">Осознание факта манипуляций даст вам ответ на большинство ваших вопросов, таких, как:</text:p>
      <text:list xml:id="list34749137" text:continue-list="list34730945"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4735396"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Признаки, приемы и причины манипуляций</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2"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4"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4">[</text:span>Миллион<text:span text:style-name="T44">]</text:span> шагов как стать успешным карьеристом, <text:span text:style-name="T44">[</text:span>двести тысяч сто<text:span text:style-name="T4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4">pick up —</text:span><text:span text:style-name="T14"> цеплять, подцепить</text:span>) <text:span text:style-name="T4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1"><text:soft-page-break/>Главная цель пикапа — зацепить девушку. Начиная с банального:</text:p>
      <text:list xml:id="list34744786" text:continue-numbering="true" text:style-name="диалог">
        <text:list-item>
          <text:p text:style-name="P121">Вашей маме зять не нужен?</text:p>
        </text:list-item>
      </text:list>
      <text:p text:style-name="P31">И заканчивая какими-то более экстравагантными:</text:p>
      <text:list xml:id="list34723166" text:continue-numbering="true" text:style-name="диалог">
        <text:list-item>
          <text:p text:style-name="P121">Твой отец случайно не хлеб?</text:p>
        </text:list-item>
        <text:list-item>
          <text:p text:style-name="P121">В каком смысле?</text:p>
        </text:list-item>
        <text:list-item>
          <text:p text:style-name="P121">Ту ты такая крошка...</text:p>
        </text:list-item>
      </text:list>
      <text:p text:style-name="P31">Это будет фраза, которая может зацепить.</text:p>
      <text:p text:style-name="P31">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4724012" text:continue-numbering="true" text:style-name="диалог">
        <text:list-item>
          <text:p text:style-name="P121">Что-то тут сегодня мало народа...</text:p>
        </text:list-item>
      </text:list>
      <text:p text:style-name="P31">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давление. Например, вы ждете свою подругу. К вам подходит парень и говорит:</text:p>
      <text:list xml:id="list34735328" text:continue-numbering="true" text:style-name="диалог">
        <text:list-item>
          <text:p text:style-name="P121">Привет.</text:p>
        </text:list-item>
      </text:list>
      <text:p text:style-name="P31">Говорит достаточно спокойно и ненавязчиво, как будто бы обознался, но именно вам. Ответите вы или нет — ему не важно. Он уже задает вопрос:</text:p>
      <text:list xml:id="list34752031" text:continue-numbering="true" text:style-name="диалог">
        <text:list-item>
          <text:p text:style-name="P121">Ты одна тут?</text:p>
        </text:list-item>
      </text:list>
      <text:p text:style-name="P31">И вы отвечаете, мол:</text:p>
      <text:list xml:id="list34748481" text:continue-numbering="true" text:style-name="диалог">
        <text:list-item>
          <text:p text:style-name="P121"><text:soft-page-break/>Нет... я с подругой... Она сейчас подойдет... — недоумевая, что этот незнакомец от вас хочет.</text:p>
        </text:list-item>
      </text:list>
      <text:p text:style-name="P31">На что он отвечает:</text:p>
      <text:list xml:id="list34728429" text:continue-numbering="true" text:style-name="диалог">
        <text:list-item>
          <text:p text:style-name="P121">Ну ее же сейчас нет. Отойдем, поговорить надо...</text:p>
        </text:list-item>
      </text:list>
      <text:p text:style-name="P31">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4733981" text:continue-numbering="true" text:style-name="диалог">
        <text:list-item>
          <text:p text:style-name="P121">Ну? Ты идешь?</text:p>
        </text:list-item>
      </text:list>
      <text:p text:style-name="P31">И вот вы, сбитая с толку, не понимая, что происходит, плететесь за ним.</text:p>
      <text:p text:style-name="P31">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P31">Вот еще один пример из моего личного опыта. Однажды вечером мне звонит знакомый, поведение которого явно говорит о том, что я ему нравлюсь:</text:p>
      <text:list xml:id="list34747810" text:continue-numbering="true" text:style-name="диалог">
        <text:list-item>
          <text:p text:style-name="P121">Привет! Я тут рядом. Кофе не хочешь? Да? Нет? Давай быстрей? Ну? Так что?..</text:p>
        </text:list-item>
      </text:list>
      <text:p text:style-name="P31">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1">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И в проект ЯноЧку возьму, я рядом со мной ЯноЧка будет сидеть. Мне с ЯноЧкой приятно работать, ну и все такое.</text:p>
      <text:p text:style-name="P31"><text:soft-page-break/>Другими словами, он начал вести себя со мной, как со своей девушкой. К слову, это заметили другие мои коллеги, и их мнение было подтверждением для меня — мне не показалось.</text:p>
      <text:p text:style-name="P31">Сначала я подумала, что действительно ему нравлюсь, но потом стала замечать некоторые нюансы — несостыковки в его поведении. Например, однажды в обеденный перерыв в кофейне у офиса постоянный клиент попытался пригласить меня на свидание. Что сделал мой коллега — он решил, как тот самый дворовой кабель, пометить территорию и приобнял меня за плечи как раз тогда, когда мы направились к выходу. Я спросила у него, мол:</text:p>
      <text:list xml:id="list34736327" text:continue-numbering="true" text:style-name="диалог">
        <text:list-item>
          <text:p text:style-name="P121">Что с руками? Убери!</text:p>
        </text:list-item>
      </text:list>
      <text:p text:style-name="P31">Конечно, он притворился глухим, однако, стоило нам только зайти за угол здания, как он тут же руки свои-таки убрал. Хм... совпадение? Не думаю.</text:p>
      <text:p text:style-name="P31">Как-то я выбрала момент и прямым текстом попросила его вести себя, как положено — мы коллеги, и никаких обнимашек и сюси-пуси не проявлять в мой адрес.</text:p>
      <text:p text:style-name="P31">Его реакция была удивительной, а именно:</text:p>
      <text:list xml:id="list34725995" text:continue-numbering="true" text:style-name="диалог">
        <text:list-item>
          <text:p text:style-name="P121">Яна, блять, что ты от меня хочешь?..</text:p>
        </text:list-item>
      </text:list>
      <text:p text:style-name="P31">Вопрос, как я полагаю, был риторическим. И тупым, ведь моя просьба вести себя как полагается была ответом на его кричащий вопрос — ничего не нужно! 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го офиса.</text:p>
      <text:p text:style-name="P31"><text:soft-page-break/>Ранимая мужская душенька просто не смогла тихо-молча принять отказ... и обиделась! Отказ? Да, собственно, и предложений никаких не было... так на что же все-таки обиделся? А я вам скажу — он не смог принять тот факт, что ему не просто не прыгнули на шею, и, мало того, еще и попросили его не прыгать. Он просто метил территорию, ведь именно в тот период я стала свободной, а на практике никаких предложений не было, что свидетельствует о том, что он не планировал напрягаться, ждал инициативы от меня и — не дождался.</text:p>
      <text:p text:style-name="P31">Я веду к тому, что очень важно сразу проанализировать ситуацию: кто рядом с вами, пикапер и недомужик или достойный вас мужчина. А здесь все гораздо проще, чем кажется! Для самоназванного альфа-самца женщина — просто одно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1">Достойный же вас мужчина не позволит себе стоять на месте, а просто... не побоюсь этого слова, завоюет женщину, которая ему понравилась своими поступками, вниманием и отношением к ней. Другими словами его поступки скажут все за него. Рядом с таким нет места непоняткам, неудобству и ощущению мутности для вас.</text:p>
      <text:p text:style-name="P53"><text:soft-page-break/>* * *</text:p>
      <text:p text:style-name="P31">Вернемся к сути. Во всех случаях пикапер нарушает ваши личные границы. Да, звучит слишком феминистично, но что же тут поделаешь?! Задайте себе вопрос:</text:p>
      <text:list xml:id="list34739258" text:continue-numbering="true" text:style-name="диалог">
        <text:list-item>
          <text:p text:style-name="P121">Комфортно мне, или нет?</text:p>
        </text:list-item>
      </text:list>
      <text:p text:style-name="P31">Должно быть комфортно.</text:p>
      <text:p text:style-name="P31">Не проверяйте его, если заметили неладное — будьте собой, он сам себя покажет, когда придет время. <text:s/>Мужчиной, который проявляет к вам внимание будет одно из двух:</text:p>
      <text:list xml:id="list34733781" text:continue-list="list34726193" text:style-name="список_20_перечисление">
        <text:list-item>
          <text:p text:style-name="P122">его намерения серьезны и он начнет добиваться вас по-мужски, достойно, и сделает вас счастливой;</text:p>
        </text:list-item>
        <text:list-item>
          <text:p text:style-name="P122">он будет сидеть и ждать, когда вы прибежите к нему в ручки, ведь напрягаться он не намерен. </text:p>
        </text:list-item>
      </text:list>
      <text:p text:style-name="P31">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31">Учитесь понимать свои чувства. Поверьте, вы ничего не потеряете, <text:span text:style-name="T2">отказавшись</text:span>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text:soft-page-break/>* * *</text:p>
      <text:p text:style-name="P31">Пикаперов уча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1">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Пикапер — это не тот человек, каким хочет казаться.</text:p>
      <text:p text:style-name="P31">Он не есть он.</text:p>
      <text:p text:style-name="P31">Он хочет быть тем, кем не является.</text:p>
      <text:p text:style-name="P31">Он понимает, что не нравится женщинам таким, какой есть.</text:p>
      <text:p text:style-name="P31">Он не совершенствуется.</text:p>
      <text:p text:style-name="P31">Он создает иллюзию, чтобы заманить вас «картинкой».</text:p>
      <text:p text:style-name="P31">Он — это блюдо из мелко-нарезанных комплексов с добавлением неуверенности и недостатков, под нежным соусом из советов наставника по пикапу.</text:p>
      <text:p text:style-name="P31">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1"><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2">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8">Короче говоря, это учение у нас, в странах СНГ, пока еще, к сожалению, не учит нравственной идеологии:</text:p>
      <text:p text:style-name="P75">«— Давай поиграем в волшебника?</text:p>
      <text:list xml:id="list8030308731453817351" text:style-name="L3">
        <text:list-header>
          <text:p text:style-name="P89"><text:s/>— А это как?</text:p>
          <text:p text:style-name="P89"><text:s/>— Я тебя трахну, и ты исчезнешь.»</text:p>
        </text:list-header>
      </text:list>
      <text:p text:style-name="P48">Филипп Богачев, «Секреты уличных знакомств»</text:p>
      <text:p text:style-name="P28"/>
      <text:p text:style-name="P28"><text:soft-page-break/>Или вот еще один «замечательный» отрывок из той же книги:</text:p>
      <text:p text:style-name="P65">«... У нас заготовлена термоядерная дубинка, чтобы при случае, настучать девушке по голове за плохое поведение...</text:p>
      <text:p text:style-name="P65">Примеры:</text:p>
      <text:p text:style-name="P65">— У тебя очень красивые волосы. Особенно в ушах.</text:p>
      <text:p text:style-name="P65">— У тебя замечательная походка. Особенно когда стоишь.</text:p>
      <text:p text:style-name="P65">—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8">Филипп Богачев, «Секреты уличных знакомств»</text:p>
      <text:p text:style-name="P28"/>
      <text:p text:style-name="P28">«Совершенно неправильным» поведением, как вы понимаете, автор называет вполне логичную реакцию «объекта» на грубости...</text:p>
      <text:p text:style-name="P28">Не могу удержаться и не вставить еще одну цитату того же автора. Это аннотация к книге:</text:p>
      <text:p text:style-name="P65"/>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text:span><text:soft-page-break/><text:span text:style-name="T14">рез пару часов после знакомства. Узнай, как избежать досадных ошибок на пути к </text:span><text:span text:style-name="T22">телу</text:span><text:span text:style-name="T14"> женщины...»</text:span></text:p>
      <text:p text:style-name="P48">Филипп Богачев, «Пикап. Самоучитель по соблазнению»</text:p>
      <text:p text:style-name="P48"/>
      <text:p text:style-name="P28">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8">К чему я веду?</text:p>
      <text:p text:style-name="P28">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pan text:style-name="T14">предлагая массу техник и обучая самым разнообразным навыкам.</text:span></text:p>
      <text:p text:style-name="P28">Так вот психопата учить не надо. Он понимает человеческую природу априори, очень тонко и достаточно быстро.</text:p>
      <text:p text:style-name="P28">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8">Помните: расстройство — не болезнь, это отклонение. В самом начале книги я попыталась дать краткое описание <text:soft-page-break/>этой проблеме. Теперь подошло время рассмотреть ее поближе.</text:p>
      <text:h text:style-name="P87" text:outline-level="4">Общие диагностические критерии расстройств личности</text:h>
      <text:p text:style-name="P34">Существует несколько видов расстройств личности. Они могут быть сгруппированы в одну из трех групп-кластеров:</text:p>
      <text:list xml:id="list7749555472450902352" text:style-name="List_20_2">
        <text:list-item>
          <text:p text:style-name="P132">Кластер <text:span text:style-name="T44">A</text:span><text:span text:style-name="T9">:</text:span></text:p>
          <text:list>
            <text:list-item>
              <text:p text:style-name="P134">Параноидное;</text:p>
            </text:list-item>
            <text:list-item>
              <text:p text:style-name="P134">Шизоидное;</text:p>
            </text:list-item>
            <text:list-item>
              <text:p text:style-name="P134">Шизотипическое.</text:p>
              <text:p text:style-name="P131"><text:span text:style-name="T9">Для лиц с расстройствами кластера </text:span><text:span text:style-name="T48">A</text:span><text:span text:style-name="T9"> характерны трудности, связанные с взаимодействием с окружающими.</text:span></text:p>
              <text:p text:style-name="P131"><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1"><text:span text:style-name="T8">Кластер </text:span><text:span text:style-name="T49">B</text:span><text:span text:style-name="T9">:</text:span></text:p>
          <text:list>
            <text:list-item>
              <text:p text:style-name="P134">Антисоциальное;</text:p>
            </text:list-item>
            <text:list-item>
              <text:p text:style-name="P134">Пограничное;</text:p>
            </text:list-item>
            <text:list-item>
              <text:p text:style-name="P134">Истерическое;</text:p>
            </text:list-item>
            <text:list-item>
              <text:p text:style-name="P134">Нарциссическое.</text:p>
              <text:p text:style-name="P131"><text:span text:style-name="T9">Лица с расстройствами кластера </text:span><text:span text:style-name="T48">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5"><text:soft-page-break/>Их эмоциональное состояние описывается, как драматическое, тревожное, непредсказуемое и нестабильное.</text:p>
            </text:list-item>
          </text:list>
        </text:list-item>
        <text:list-item>
          <text:p text:style-name="P144"><text:span text:style-name="T14">Кластер </text:span><text:span text:style-name="T44">C</text:span><text:span text:style-name="T22">:</text:span></text:p>
          <text:list>
            <text:list-item>
              <text:p text:style-name="P145">Избегающее;</text:p>
            </text:list-item>
            <text:list-item>
              <text:p text:style-name="P145">Зависимое;</text:p>
            </text:list-item>
            <text:list-item>
              <text:p text:style-name="P145">Обсессивно-компульсивное.</text:p>
              <text:p text:style-name="P144"><text:span text:style-name="T22">Лица с расстройствами кластера </text:span><text:span text:style-name="T48">C </text:span><text:span text:style-name="T22">испытывают чувства тревоги и страха, которые их </text:span><text:span text:style-name="T22">подавляют, и с которыми они постоянно борются.</text:span></text:p>
              <text:p text:style-name="P145">Их поведение описывается, как антиобщественное, <text:s/>замкнутое, неуверенное и чрезвычайно чувствительное.</text:p>
              <text:p text:style-name="P145">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4753118" text:continue-list="list34747988" text:style-name="List_20_1">
        <text:list-item text:start-value="1">
          <text:p text:style-name="P147">заметная дисгармония в поведении:</text:p>
          <text:list>
            <text:list-item>
              <text:p text:style-name="P146">аффективность<text:note text:id="ftn22" text:note-class="footnote"><text:note-citation text:label="*">*</text:note-citation><text:note-body><text:p text:style-name="Footnote"><text:span text:style-name="T8">Аффективность</text:span> (<text:span text:style-name="T2">от лат. </text:span><text:span text:style-name="T4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6">возбудимость;</text:p>
            </text:list-item>
            <text:list-item>
              <text:p text:style-name="P146">расстройство контроля побуждений:</text:p>
              <text:list>
                <text:list-item>
                  <text:p text:style-name="P146">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6">нарастающее напряжение, возникающее перед совершением действия, повышение физической и психической активности;</text:p>
                </text:list-item>
                <text:list-item>
                  <text:p text:style-name="P146">возникновение ощущения радости и облегчения во время совершения действия.</text:p>
                </text:list-item>
              </text:list>
            </text:list-item>
            <text:list-item>
              <text:p text:style-name="P146">нарушение в процессах восприятия и мышления;</text:p>
            </text:list-item>
            <text:list-item>
              <text:p text:style-name="P146">изменение в стиле отношения к окружающим;</text:p>
            </text:list-item>
          </text:list>
        </text:list-item>
        <text:list-item>
          <text:p text:style-name="P146">хроническое проявление аномального поведения, возникшее давно;</text:p>
        </text:list-item>
        <text:list-item>
          <text:p text:style-name="P146">нарушение адаптации к широкому диапазону личностных и социальных ситуаций в связи с аномальным стилем поведения;</text:p>
        </text:list-item>
        <text:list-item>
          <text:p text:style-name="P146"><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6">обычно, но не всегда — существенное ухудшение профессиональной и социальной продуктивности.</text:p>
        </text:list-item>
        <text:list-item>
          <text:p text:style-name="P146">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4178922770188153248" text:style-name="List_20_3">
        <text:list-item>
          <text:p text:style-name="P135">отсутствие расстройства личности и существенных критериев личностного расстройства;</text:p>
        </text:list-item>
        <text:list-item>
          <text:p text:style-name="P135">личностное затруднение:</text:p>
          <text:p text:style-name="P135">наличие подпороговых критериев одного или нескольких расстройств личности;</text:p>
        </text:list-item>
        <text:list-item>
          <text:p text:style-name="P135">простое расстройство личности:</text:p>
          <text:p text:style-name="P135">наличие существенных критериев одного или нескольких расстройств в рамках одного кластера;</text:p>
        </text:list-item>
        <text:list-item>
          <text:p text:style-name="P135">сложное (диффузное) расстройство личности:</text:p>
          <text:p text:style-name="P135">наличие существенных критериев одного или нескольких расстройств личности в рамках нескольких кластеров;</text:p>
        </text:list-item>
        <text:list-item>
          <text:p text:style-name="P135">тяжелое расстройство личности:</text:p>
          <text:p text:style-name="P135"><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4"/>
      <text:p text:style-name="P35">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4745722" text:continue-list="list34733781" text:style-name="список_20_перечисление">
        <text:list-item>
          <text:p text:style-name="P118">компенсация негативных проявлений;</text:p>
        </text:list-item>
        <text:list-item>
          <text:p text:style-name="P118">адаптация к обществу;</text:p>
        </text:list-item>
        <text:list-item>
          <text:p text:style-name="P118">снижение уровня тревожности;</text:p>
        </text:list-item>
        <text:list-item>
          <text:p text:style-name="P11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7" text:outline-level="4">Параноидное расстройство личности</text:h>
      <text:p text:style-name="P29">Диагностируется при наличии четырех и более критериев, приведенных ниже, а также при проявлении общих критериев расстройств личности:</text:p>
      <text:list xml:id="list34749457" text:continue-numbering="true" text:style-name="список_20_перечисление">
        <text:list-item>
          <text:p text:style-name="P128">чрезмерная чувствительность к неудачам и отказам;</text:p>
        </text:list-item>
        <text:list-item>
          <text:p text:style-name="P128">постоянное недовольство окружающими, неумение прощать оскорбления, причинение ущерба, высокомерное поведение;</text:p>
        </text:list-item>
        <text:list-item>
          <text:p text:style-name="P128">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8">воинственно-щепетильное, не соответствующее фактической ситуации отношение к вопросам, связанным с правами личности;</text:p>
        </text:list-item>
        <text:list-item>
          <text:p text:style-name="P128">возобновляющиеся неоправданные подозрения в неверности сексуального партнера;</text:p>
        </text:list-item>
        <text:list-item>
          <text:p text:style-name="P128">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1">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8"><text:soft-page-break/>Нормальное поведение: Ты мне изменяла?</text:p>
      <text:p text:style-name="P28">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8">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8">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5"><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5"><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7" text:outline-level="4">Шизоидное расстройство личности</text:h>
      <text:p text:style-name="P29">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4737607" text:continue-numbering="true" text:style-name="список_20_перечисление">
        <text:list-item>
          <text:p text:style-name="P126">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6">эмоциональная холодность, ослабление эмоциональных реакций, бесчувствие, безразличие, отрешенность;</text:p>
        </text:list-item>
        <text:list-item>
          <text:p text:style-name="P126">неспособность проявлять как теплые и нежные чувства, так и гнев по отношению к другим людям;</text:p>
        </text:list-item>
        <text:list-item>
          <text:p text:style-name="P126">слабая реакция на похвалу и на критику;</text:p>
        </text:list-item>
        <text:list-item>
          <text:p text:style-name="P126">незначительный интерес к сексуальным контактам;</text:p>
        </text:list-item>
        <text:list-item>
          <text:p text:style-name="P126">повышенная склонность к фантазированию и стремление к углубленному познанию собственных мыслей, чувств, переживаний.</text:p>
        </text:list-item>
        <text:list-item>
          <text:p text:style-name="P126">предпочтение уединенной деятельности;</text:p>
        </text:list-item>
        <text:list-item>
          <text:p text:style-name="P126">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6">заметная нечуткость к основным чувственно-понятийным социальным нормам и условиям. Эмоциональная дисгармония.</text:p>
        </text:list-item>
      </text:list>
      <text:p text:style-name="P29"><text:soft-page-break/>Шизоид выдерживает значительную дистанцию между собой и окружающими, из-за парадоксально чего вечно жаждет близости.</text:p>
      <text:p text:style-name="P29">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9">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9">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9">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9">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4"><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9">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9">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9">Также для шизоида характерна высокая работоспособность в узких сферах деятельности, сочетающихся с (сухим) прагматизмом.</text:p>
      <text:p text:style-name="P29"><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9">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9">Шизоидам свойственно игнорирование социальных норм внешнего вида, неопрятность, нечистоплотность.</text:p>
      <text:p text:style-name="P30">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9">Шизоид, как правило, плохо вовлекается в терапию из-за отсутствия эмпатических наклонностей, что является причиной низкой мотивации.</text:p>
      <text:p text:style-name="P29">Терапия может занимать достаточно продолжительное время из-за постоянного дистанцирования пациента от доктора.</text:p>
      <text:p text:style-name="P35"><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29"><text:span text:style-name="T8"><text:s/></text:span><text:span text:style-name="T2">(Также антисоциальное рас-во или социопатия)</text:span></text:p>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4730159" text:continue-numbering="true" text:style-name="список_20_перечисление">
        <text:list-item>
          <text:p text:style-name="P126">бессердечность, равнодушие к чувствам окружающих. Отсутствие сожалений;</text:p>
        </text:list-item>
        <text:list-item>
          <text:p text:style-name="P126">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6">неспособность поддерживать взаимоотношения при отсутствии затруднений в их становлении;</text:p>
        </text:list-item>
        <text:list-item>
          <text:p text:style-name="P126">крайне низкая способность выдерживать фрустрацию<text:note text:id="ftn25" text:note-class="footnote"><text:note-citation text:label="*">*</text:note-citation><text:note-body><text:p text:style-name="P79">Фрустация<text:span text:style-name="T9"> (</text:span><text:span text:style-name="T4">от лат. </text:span><text:span text:style-name="T46">f</text:span><text:span text:style-name="T4">rustratio</text:span><text:span text:style-name="T46"> —</text:span><text:span text:style-name="T16"> обман, тщетное ожидание</text:span><text:span text:style-name="T9">) </text:span><text:span text:style-name="T4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6">неспособность испытывать чувство вины и извлекать пользу из жизненного опыта, особенно из наказания;</text:p>
        </text:list-item>
        <text:list-item>
          <text:p text:style-name="P126">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8"><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9">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9">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9">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9">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9">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9">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9">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9">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9">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9">Немаловажным является факт того, что социопаты отлично понимают, что такое социальные нормы, однако игнорируют их осознанно.</text:p>
      <text:p text:style-name="P34">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4">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7">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7">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4">Согласно определению Эрика Берна, социопаты делятся на два вида:</text:p>
      <text:list xml:id="list34737825" text:continue-list="list34753118" text:style-name="List_20_1">
        <text:list-item text:start-value="1">
          <text:p text:style-name="P133">Латентный или пассивный социопат.</text:p>
          <text:p text:style-name="P136">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6">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3">Активный социопат.</text:p>
          <text:p text:style-name="P136">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6">Вне досягаемости этих людей социопат не может и не считает нужным сдерживаться.</text:p>
        </text:list-item>
      </text:list>
      <text:p text:style-name="P30"/>
      <text:p text:style-name="P30">Терапия для антисоциальной личности<text:span text:style-name="T9">:</text:span></text:p>
      <text:p text:style-name="P29">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9">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5"><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4747602" text:continue-list="list34730159" text:style-name="список_20_перечисление">
        <text:list-item>
          <text:p text:style-name="P126">ярко выраженная тенденция действовать импульсивно, без учёта последствий, наряду с неустойчивостью настроения;</text:p>
        </text:list-item>
        <text:list-item>
          <text:p text:style-name="P126">минимальная способность планировать;</text:p>
        </text:list-item>
        <text:list-item>
          <text:p text:style-name="P126">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9">Эмоционально-неустойчивое расстройство, это группа, которая включает в себя два подвида расстройств:</text:p>
      <text:list xml:id="list5947460340695805333" text:style-name="List_20_4">
        <text:list-item>
          <text:p text:style-name="P129">Эмоциональный или импульсивный тип:</text:p>
          <text:list>
            <text:list-item>
              <text:p text:style-name="P127">склонность к совершению неблагоприятных поступков без учета неблагоприятных последствий;</text:p>
            </text:list-item>
            <text:list-item>
              <text:p text:style-name="P127">высокая активность, сочетающаяся с неумением находить общий язык с окружающими;</text:p>
            </text:list-item>
            <text:list-item>
              <text:p text:style-name="P137"><text:span text:style-name="T22">склонность к сексуальной распущенности</text:span><text:span text:style-name="T48">.</text:span></text:p>
            </text:list-item>
          </text:list>
          <text:p text:style-name="P137"><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7">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7">Способны совершить криминальное действие.</text:p>
          <text:p text:style-name="P127"/>
        </text:list-item>
        <text:list-item>
          <text:p text:style-name="P129">Пограничный тип.</text:p>
          <text:list>
            <text:list-item>
              <text:p text:style-name="P127">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7">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7">повышенная впечатлительность;</text:p>
            </text:list-item>
            <text:list-item>
              <text:p text:style-name="P127">развитое воображение;</text:p>
            </text:list-item>
            <text:list-item>
              <text:p text:style-name="P127">внушаемость.</text:p>
            </text:list-item>
          </text:list>
          <text:p text:style-name="P127">Человек пограничного типа склонен проявлять высокую активность в сферах, которые ему в данный момент наиболее интересны.</text:p>
          <text:p text:style-name="P127">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7"><text:soft-page-break/>Из-за склонности к внушаемости и фантазированию, сферы его интересов постоянно меняются.</text:p>
          <text:p text:style-name="P137"><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7">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7"><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5">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29">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4735723" text:continue-list="list34747602" text:style-name="список_20_перечисление">
        <text:list-item>
          <text:p text:style-name="P126">самодраматизация, театральность, преувеличенное выражение эмоций;</text:p>
        </text:list-item>
        <text:list-item>
          <text:p text:style-name="P126">внушаемость, лёгкая подверженность влиянию окружающих или обстоятельств;</text:p>
        </text:list-item>
        <text:list-item>
          <text:p text:style-name="P126">поверхностность и лабильность эмоциональности (подвижность, неустойчивость, изменчивость психики);</text:p>
        </text:list-item>
        <text:list-item>
          <text:p text:style-name="P126">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6">неадекватная обольстительность во внешнем виде и поведении;</text:p>
        </text:list-item>
        <text:list-item>
          <text:p text:style-name="P126">чрезмерная озабоченность физической привлекательностью;</text:p>
        </text:list-item>
        <text:list-item>
          <text:p text:style-name="P126">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9"/>
      <text:p text:style-name="P29"><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4748595" text:continue-numbering="true" text:style-name="список_20_перечисление">
        <text:list-item>
          <text:p text:style-name="P118">«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8">«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8">«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6">«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9">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9">Для истероидов характерна неустойчивость самооценки.</text:p>
      <text:p text:style-name="P29">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9">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9">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9">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4">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4">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4"/>
      <text:h text:style-name="P87" text:outline-level="4">Нарциссическ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7706230312946014560" text:style-name="List_20_5">
        <text:list-item>
          <text:p text:style-name="P123">Значительные нарушения функционирования личности:</text:p>
          <text:list>
            <text:list-item>
              <text:p text:style-name="P123">Нарушения в собственном функционировании</text:p>
              <text:p text:style-name="P138"><text:span text:style-name="T48">(a </text:span><text:span text:style-name="T22">или </text:span><text:span text:style-name="T48">b)</text:span><text:span text:style-name="T47">:</text:span></text:p>
              <text:list>
                <text:list-item>
                  <text:p text:style-name="P123">Идеинтичность.</text:p>
                  <text:p text:style-name="P123">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3">Неадекватная самооценка, которая может быть завышенной или заниженной, которая колеблется между крайностями.</text:p>
                  <text:p text:style-name="P123">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3">Опора на себя.</text:p>
                  <text:p text:style-name="P123">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3">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3">Зачастую не осознает собственных мотивов.</text:p>
                </text:list-item>
              </text:list>
            </text:list-item>
            <text:list-item>
              <text:p text:style-name="P123">Нарушения в межперсональном функционировании</text:p>
              <text:p text:style-name="P130"><text:span text:style-name="T46">(a </text:span><text:span text:style-name="T4">или </text:span><text:span text:style-name="T46">b)</text:span><text:span text:style-name="T47">:</text:span></text:p>
              <text:list>
                <text:list-item>
                  <text:p text:style-name="P123">Отсутствие эмпатии.</text:p>
                  <text:p text:style-name="P123">Нарушенная способность признавать чувства других людей или идентифицировать себя с их чувствами.</text:p>
                  <text:p text:style-name="P123">Чрезмерно настроены на реакции других, но только если эти реакции имеют к нему отношение.</text:p>
                  <text:p text:style-name="P123">Переоценка или недооценка собственного влияния на других.</text:p>
                </text:list-item>
                <text:list-item>
                  <text:p text:style-name="P123">Близость.</text:p>
                  <text:p text:style-name="P123">Считает, что отношения нужны для «обслуживания» его самооценки.</text:p>
                  <text:p text:style-name="P123">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3">Патологические черты личности в следующих областях:</text:p>
          <text:list>
            <text:list-item>
              <text:p text:style-name="P123"><text:soft-page-break/>Антагонизм (соперничество и соревнование), характеризующийся:</text:p>
              <text:list>
                <text:list-item>
                  <text:p text:style-name="P123">Грандиозностью.</text:p>
                  <text:p text:style-name="P123">Явное или скрытое чувство, что ему все должны.</text:p>
                  <text:p text:style-name="P123">Эгоцентризм, уверенность в собственном превосходстве.</text:p>
                  <text:p text:style-name="P123">Снисходительное отношение к другим.</text:p>
                </text:list-item>
                <text:list-item>
                  <text:p text:style-name="P123">Привлечение внимания.</text:p>
                  <text:p text:style-name="P123">Чрезмерные попытки привлечь внимание других и быть в центе внимания.</text:p>
                  <text:p text:style-name="P123">Поиск восхищения.</text:p>
                </text:list-item>
              </text:list>
            </text:list-item>
          </text:list>
        </text:list-item>
        <text:list-item>
          <text:p text:style-name="P123">Вышеперечисленные личностные нарушения стабильны во времени и проявляются в разных жизненных ситуациях.</text:p>
        </text:list-item>
        <text:list-item>
          <text:p text:style-name="P123">Вышеперечисленные личностные нарушения не соответствуют культурной среде.</text:p>
        </text:list-item>
        <text:list-item>
          <text:p text:style-name="P123">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2">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2">В наше время нарциссическим личностям очень тяжело, в связи с информационной средой, которая нас окружает.</text:p>
      <text:p text:style-name="P28"><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8"><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3"><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2">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2">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6">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1">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1">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3">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3"><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2">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2">Диагностируется при наличии пяти и более критериев, приведенных ниже, а также при проявлении общих критериев расстройств личности:</text:p>
      <text:list xml:id="list34738841" text:continue-list="list34748595" text:style-name="список_20_перечисление">
        <text:list-item>
          <text:p text:style-name="P124">необоснованная критика или презрение по отношению к собеседнику;</text:p>
        </text:list-item>
        <text:list-item>
          <text:p text:style-name="P124">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4">конфликтность, раздражительность и упрямство при необходимости выполнять нежелательные задачи;</text:p>
        </text:list-item>
        <text:list-item>
          <text:p text:style-name="P124">намеренно плохая или медленная работа при выполнении нежелательных задач;</text:p>
        </text:list-item>
        <text:list-item>
          <text:p text:style-name="P124">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4">избегающее поведение при выполнении обязательств, которое оправдывается забывчивостью;</text:p>
        </text:list-item>
        <text:list-item>
          <text:p text:style-name="P124">препятствование усилиям других за счет невыполнения своей части работы (если речь идет командной работе).</text:p>
        </text:list-item>
      </text:list>
      <text:p text:style-name="P32">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2">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2">В случае если по каким-то причинам больной теряет мотивацию к сопротивлению, то испытывает выраженное чувство тревоги.</text:p>
      <text:p text:style-name="P32">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2">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2">Негативная реакция окружающих на свои жалобы является для них субъективным подтверждением обоснованности их пессимизма и негатива.</text:p>
      <text:p text:style-name="P32"><text:soft-page-break/>Возможен шантаж суицидом, но он редко сопровождается суицидальными попытками.</text:p>
      <text:p text:style-name="P35"><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2">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2">Уступки требованиям пациента со стороны терапевта антитерапевтичны, а отказ уступать угрожает потерей контакта.</text:p>
      <text:p text:style-name="P32"/>
      <text:p text:style-name="P66"><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4" text:outline-level="3"><text:bookmark-start text:name="Pochiemu_ia_"/>Почему я?<text:bookmark-end text:name="Pochiemu_ia_"/></text:h>
      <text:p text:style-name="P8">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4">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8">Нет смысла перечислять все уже перечисленное, чтобы понять — вы не абы кто с улицы, а самодостаточная и интересная личность.</text:p>
      <text:p text:style-name="P4">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4"><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4">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4"><text:span text:style-name="T5">Абьюзер выбирает в жертвы личность, </text:span><text:span text:style-name="_30__20_Text">которой хотел бы быть сам</text:span><text:span text:style-name="T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5">.</text:span></text:p>
      <text:p text:style-name="P52">* * *</text:p>
      <text:p text:style-name="P4">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4">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50">* * *</text:p>
      <text:p text:style-name="P8">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8">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4"><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4750906" text:continue-list="list34739258" text:style-name="диалог">
        <text:list-item>
          <text:p text:style-name="P99">Ты просто его не знаешь! — защищала я любимого парня.</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Давайте вспомним ранее описанный диалог, где я задаю своему бывшему парню вопрос:</text:p>
      <text:list xml:id="list34738474"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4738911" text:continue-numbering="true" text:style-name="диалог">
        <text:list-item>
          <text:p text:style-name="P96">Ты вокруг меня плетешь какую-то западню...</text:p>
        </text:list-item>
      </text:list>
      <text:p text:style-name="P4">Это не прямой ответ. Это вообще не ответ, что же это <text:span text:style-name="T2">насторожило</text:span> не меня?</text:p>
      <text:p text:style-name="P4"><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4">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4">В последствии, задавая вопросы, намекая и уточняя, я получала все новые ответы:</text:p>
      <text:list xml:id="list34728550" text:continue-numbering="true" text:style-name="диалог">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8">Чуть больше часа + одинаковые вопросы = море информации — вот такой прекрасный метод узнать правду.</text:p>
      <text:p text:style-name="P8"><text:soft-page-break/>К слову, сначала он сказал, что был на двух свиданиях, но потом, в ходе разговора запутался, и выдал уже другую цифру — 4.</text:p>
      <text:p text:style-name="P52">* * *</text:p>
      <text:p text:style-name="P8">Как же не попасться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10">Интуиция — подсознание — инстинкт.</text:p>
      <text:p text:style-name="P8">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8">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oft-page-break/><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4736083"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text:soft-page-break/>Стало быть, первое и самое главное правило — если кажется, то не кажется! Не пытайтесь оправдывать свои опасения.</text:p>
      <text:p text:style-name="P52">*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8"><text:soft-page-break/>Понятно, что вы не будете его бить по шее, но мама в детстве так и делала, когда он нашкодит, поэтому он ее прячет.</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4">Он спрячет от вас взгляд, но будет стараться говорить как можно убедительнее, рассуждая в слух.</text:p>
      <text:p text:style-name="P4"><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И вот все это очень сложно. Представьте себе, если человек врёт постоянно, как же понять, что он врет, если это его привычное поведение?</text:p>
      <text:p text:style-name="P4">Вот и получается первый совет по противостоянию лжи и ложности в поведении:</text:p>
      <text:p text:style-name="P8">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2"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 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с любопытством на лице, будто ему было интересно, сколько еще я смогу продержаться на плаву. Иногда мне казалось, что он подает мне руку, чтобы я могла выбраться, но каждый раз толкал меня обратно, не скрывая удовлетворения на лице от моей безысходности. Это поистине жуткие воспоминания для меня.</text:p>
      <text:p text:style-name="P4">Пока я писала эту главу, я очень сильно нервничала. Мне было сложно размышлять над рекомендациями для вас. Ведь я <text:span text:style-name="T5">прекрасно понимаю, что есть ряд каких-то ню</text:span><text:soft-page-break/><text:span text:style-name="T5">ансов, которые делают ваш путь отступления очень сложным и болезненным, или невозможным. Однако вы должны понять, что у вас не получится его перевоспитать, не получится «открыть ему глаза», заставить понять или что-то доказать ему. Он расценит эти ваши по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и вы это поймете, если останетесь.</text:span></text:p>
      <text:h text:style-name="P84"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list xml:id="list34723269" text:continue-numbering="true" text:style-name="диалог">
        <text:list-item>
          <text:p text:style-name="P96">Я же вынес мусор! Тебе что, сложно самой шкаф передвинуть!?</text:p>
        </text:list-item>
      </text:list>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text:soft-page-break/>майте сами, уйти от такого партнера будет лучшим вариантом для вас.</text:p>
      <text:h text:style-name="P84"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4734791"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
      <text:p text:style-name="P4">Если вы вспоминаете факт из вашей жизни, например:</text:p>
      <text:list xml:id="list34724597" text:continue-numbering="true" text:style-name="диалог">
        <text:list-item>
          <text:p text:style-name="P96">Помнишь, ты мне как-то сказал, что &lt;...&gt;?</text:p>
        </text:list-item>
      </text:list>
      <text:p text:style-name="P4">А вам отвечают:</text:p>
      <text:list xml:id="list34736585" text:continue-numbering="true" text:style-name="диалог">
        <text:list-item>
          <text:p text:style-name="P96">Я такого не говорил!</text:p>
        </text:list-item>
      </text:list>
      <text:p text:style-name="P4">Или:</text:p>
      <text:list xml:id="list34740322" text:continue-numbering="true" text:style-name="диалог">
        <text:list-item>
          <text:p text:style-name="P96">Не было такого. Ты все придумываешь!</text:p>
        </text:list-item>
      </text:list>
      <text:p text:style-name="P4">Это газлайтинг чистой воды!</text:p>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34740169"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этап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4726573"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34735788"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34745568"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34726691" text:continue-list="list34738841" text:style-name="список_20_перечисление">
        <text:list-item>
          <text:p text:style-name="P98">вас запугивают и шантажируют (Я не буду с тобой разговаривать, если ты продолжишь говорить этот бред!)</text:p>
        </text:list-item>
        <text:list-item>
          <text:p text:style-name="P98">вас держат в напряжении (Ну посмотрим, как ты будешь стараться! Что-то я сомневаюсь!)</text:p>
        </text:list-item>
        <text:list-item>
          <text:p text:style-name="P98">на вас оказывают давление (Если ты это не сделаешь, то значит не любишь меня!)</text:p>
        </text:list-item>
        <text:list-item>
          <text:p text:style-name="P98">вам внушают (Ты понимаешь, что такое говорят только ненормальные!)</text:p>
        </text:list-item>
        <text:list-item>
          <text:p text:style-name="P98"><text:soft-page-break/>вас кодируют путем постоянного повторения всего вышеперечисленного.</text:p>
        </text:list-item>
      </text:list>
      <text:p text:style-name="P4">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2">совершаете ошибку</text:span> — перепроверяете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быть правдой.</text:span></text:p>
      <text:p text:style-name="P8">Например, вы первый раз за год приболели. С вами обычно редко такое случается. Однако, ваш партнер говорит вам:</text:p>
      <text:list xml:id="list34727797" text:continue-list="list34745568"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4750497"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text:span><text:span text:style-name="T5">тивном восприятии действительности. </text:span><text:span text:style-name="T59">Я </text:span><text:span text:style-name="T19">настойчиво советую его к просмотру. Я узнала себя в героине, но еще больший шок я получила от удивительного сходства главного героя с моим бывшим парнем. Я не преувеличиваю, у меня действительно мурашки шли по коже!</text:span></text:p>
      <text:p text:style-name="Text_20_body"><text:span text:style-name="T40">Теперь, </text:span><text:span text:style-name="T43">когда мне в очередной раз задают провокационные вопросы типа: что же я в нем, таком плохом, нашла; что же я терпела и не уходила </text:span><text:span text:style-name="T40">—</text:span><text:span text:style-name="T43"> я советую просто посмотреть этот фильм. Эмоции девушки и жестокость ее мучителя очень красноречиво сыграны прекрасными актерами прошло</text:span><text:span text:style-name="T40">го</text:span><text:span text:style-name="T43"> столетия</text:span><text:span text:style-name="T40"> —</text:span><text:span text:style-name="T43"> Ингрид Бергман и Шарлем Буайе!</text:span></text:p>
      <text:p text:style-name="P8">Газлайтинг — форма общения, которая действительно может развить серьезные психологические проблемы у жертвы. Как только вы начинаете «плясать под его дудку» и сомневаться в своей объективности — вы попались.</text:p>
      <text:p text:style-name="P4">Избежать этого можно, если вместо того, чтобы пытаться перепроверить эти факты у себя в голове, сразу делать выводы:</text:p>
      <text:list xml:id="list34747496"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text:soft-page-break/>Отстаивайте свою точку зрения. Описывайте свои чувства:</text:p>
      <text:list xml:id="list34737960" text:continue-numbering="true" text:style-name="диалог">
        <text:list-item>
          <text:p text:style-name="P96">Как это у меня не болит? Еще как болит!</text:p>
        </text:list-item>
      </text:list>
      <text:p text:style-name="P4">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4734304" text:continue-numbering="true" text:style-name="диалог">
        <text:list-item>
          <text:p text:style-name="P96">Ты что, хочешь сказать, что я сумасшедшая?!</text:p>
        </text:list-item>
      </text:list>
      <text:p text:style-name="P50">*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text:soft-page-break/>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text:soft-page-break/>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4"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4728894"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4724163"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4733004" text:continue-numbering="true" text:style-name="диалог">
        <text:list-item>
          <text:p text:style-name="P96">В смысле?</text:p>
        </text:list-item>
      </text:list>
      <text:p text:style-name="P4">Чтобы не отвечать на вопрос, он задает вам встречный, чтобы:</text:p>
      <text:list xml:id="list34747043" text:continue-list="list7749555472450902352" text:style-name="List_20_2">
        <text:list-item>
          <text:p text:style-name="P131"><text:span text:style-name="T24">а) придраться к вашему ответу и </text:span><text:span text:style-name="T29">спрыгнуть с темы</text:span><text:span text:style-name="T24">;</text:span></text:p>
        </text:list-item>
        <text:list-item>
          <text:p text:style-name="P102">б) успеть придумать что-то пока вы повторяете свой вопрос, что позволит ему <text:span text:style-name="T2">спрыгнуть с темы</text:span>.</text:p>
        </text:list-item>
      </text:list>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4755509" text:continue-list="list34733004"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4" text:outline-level="3">Изоляция жертвы от ее окружения</text:h>
      <text:p text:style-name="P4">Изоляция жертвы проявляется в трех направлениях:</text:p>
      <text:h text:style-name="P86"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6" text:outline-level="4">2. Он воздействует на ваше мнение о ваших близких.</text:h>
      <text:p text:style-name="P7">Это может быть ваша близкая подруга:</text:p>
      <text:list xml:id="list34733294"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4"> </text:span><text:span text:style-name="T14">взглядов Маши. Теперь ваше с ней общение может свестись к минимуму.</text:span></text:p>
      <text:p text:style-name="P14">Это может быть ваш друг:</text:p>
      <text:list xml:id="list34735207" text:continue-numbering="true" text:style-name="диалог">
        <text:list-item>
          <text:p text:style-name="P96">Мне не нравится, что Петя на тебя постоянно смотрит. Я видел, как ты с ним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4745161" text:continue-numbering="true" text:style-name="диалог">
        <text:list-item>
          <text:p text:style-name="P96">Мне кажется, что я не нравлюсь твоей маме/сестре... (обычно такие посылы сопровождаются необоснованными придирками к поведению человека по отношению к нему)</text:p>
        </text:list-item>
      </text:list>
      <text:p text:style-name="P4"><text:soft-page-break/>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4728627" text:continue-numbering="true" text:style-name="диалог">
        <text:list-item>
          <text:p text:style-name="P117"><text:span text:style-name="T24">Я не хочу, чтобы ты с </text:span><text:span text:style-name="T38">Машей</text:span><text:span text:style-name="T41"> </text:span><text:span text:style-name="T38">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4">3. Он </text:span><text:span text:style-name="T31">воздействует </text:span><text:span text:style-name="T24">на ваше окружение.</text:span></text:h>
      <text:p text:style-name="P4"><text:soft-page-break/>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с вашим деструктивным партнеро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text:soft-page-break/>* * *</text:p>
      <text:p text:style-name="P4">Нас с детства учили, что «сор из избы не выносят». Выносят! Иначе вы просто задохнетесь от этой «вони»! Я знаю, о чем говорю!</text:p>
      <text:p text:style-name="P4">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4737265"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4755253"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до последнего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text:soft-page-break/>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4"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oft-page-break/><text:span text:style-name="T24">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pan text:style-name="T24">дражение, поэтому он от них дистанцируется. Молча и без объяснений.</text:span></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4724648" text:continue-numbering="true" text:style-name="диалог">
        <text:list-item>
          <text:p text:style-name="P96">Да сколько можно меня дергать?!</text:p>
        </text:list-item>
      </text:list>
      <text:p text:style-name="P4">Ну и, конечно, он обижается!</text:p>
      <text:h text:style-name="P86"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4723592"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Пассивная агрессия, которая вводит вас в недоумение. Вы ищете свою вину, но не можете ее найти. В вашей голове только одна мысль:</text:p>
      <text:list xml:id="list34729709"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34726688"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4"><text:soft-page-break/>В следующую такую ситуацию вам обязательно напомнят:</text:p>
      <text:list xml:id="list34731924"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4748680" text:continue-numbering="true" text:style-name="диалог">
        <text:list-item>
          <text:p text:style-name="P96">Ты в прошлый раз тоже говорила, что не повторится!</text:p>
          <text:p text:style-name="P88">*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text:soft-page-break/>ны такого поведения, я игнорировала это поведение, потом высмеивала его:</text:p>
      <text:list xml:id="list34751093"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как бы сложно это ни было,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4"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4741826"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4"><text:soft-page-break/>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4750034"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На самом же деле, такое поведение вашего партнера должно служить вам доказательством того, что он жестокий <text:soft-page-break/>человек. Посудите сами, стал бы он, любя,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4"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4746545"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4724639"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 тебе нужно было еще усерднее работать.</text:p>
        </text:list-item>
        <text:list-item>
          <text:p text:style-name="P96">Твой кошелек украли из-за твоей невнимательности!</text:p>
        </text:list-item>
      </text:list>
      <text:p text:style-name="P4"><text:soft-page-break/>Все подобные примеры подводятся итоговым приговором:</text:p>
      <text:list xml:id="list34745254" text:continue-numbering="true" text:style-name="диалог">
        <text:list-item>
          <text:p text:style-name="P96">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4737486"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в физическом насилии в семье.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text:p>
      <text:p text:style-name="P4">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text:soft-page-break/>шенно не понимая, что такое поведение ненормально, какими бы ни были причины!</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4727565" text:continue-numbering="true" text:style-name="диалог">
        <text:list-item>
          <text:p text:style-name="P96">Прости меня, я сорвался из-за того, что ты меня спровоцировала.</text:p>
        </text:list-item>
      </text:list>
      <text:p text:style-name="P4">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text:p>
      <text:p text:style-name="P4">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text:soft-page-break/>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text:soft-page-break/>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4748506"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text:p>
      <text:p text:style-name="P4">Не бойтесь говорить о насилии в семье. Это сложно, так как человек, обидевший вас, возможно, захочет отомстить. <text:soft-page-break/>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ействуйте! Для начала я рекомендую вам избавиться от виктимного поведения! Да, к сожалению такие качества, как наивность, простоту, доброту и любовь деструктивные люди расценивают как слабости и умело использую их себе на пользу.</text:p>
      <text:p text:style-name="P4">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кто-то этим сигналом обязательно воспользуется. Руководствуйтесь здравым смыслом и вы поймете, как легко избавится от неуверенности. Вы сильная и смелая, находчивая и <text:soft-page-break/>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4"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0">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Требуйте, раз уж это спор, объяснений его аргументации:</text:p>
      <text:list xml:id="list34726352"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4742930" text:continue-list="list34726691"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а это самый вероятный вариант — на вас посыпятся оскорбления.</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4741210" text:continue-list="list34726352"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4727042"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4" text:outline-level="3">Л<text:bookmark-start text:name="Patologhichieskaia_lozh___Vviedieniie_v_"/>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Есть одна тактика, которая может помочь заставить его выполнить свое обязательство. Попробуйте его пристыдить:</text:p>
      <text:list xml:id="list34731900" text:continue-numbering="true" text:style-name="диалог">
        <text:list-item>
          <text:p text:style-name="P96"><text:soft-page-break/>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4740336"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4735593"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и непокорность. Готовьтесь к тому, что в этот момент вы бесповоротно ставите точку.</text:p>
      <text:p text:style-name="P4"><text:soft-page-break/>Если ваш деструктивный парень переходит к такой грязной манипуляциии разрывом, то это означает, что настолько уверен в своем превосходстве над вами, что уже даже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4">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text:soft-page-break/>убедят его в обратном. В это сложно поверить, не столкнувшись с этим лицом к лицу.</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4730675" text:continue-list="list34742930" text:style-name="список_20_перечисление">
        <text:list-item>
          <text:p text:style-name="P118">«альфа-самец» — образ парня, пользующийся успехом у женщин. Хвастовство;</text:p>
        </text:list-item>
        <text:list-item>
          <text:p text:style-name="P118">«парень-жертва» — образ, который вечно ноет о том, как его пилит стерва-девушка;</text:p>
        </text:list-item>
        <text:list-item>
          <text:p text:style-name="P118">«парень-обаяшка» — образ парня, который безумно любит свою девушку и демонстрирует это широкой публике;</text:p>
        </text:list-item>
        <text:list-item>
          <text:p text:style-name="P118">«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8">«парень-бездушная сволочь» — образ «парня-обаяшки», только наедине с вами;</text:p>
        </text:list-item>
        <text:list-item>
          <text:p text:style-name="P118">«Великийвсегдаправ!» — маска для получения повиновения;</text:p>
        </text:list-item>
        <text:list-item>
          <text:p text:style-name="P118">«дельта-самец» — маска для жалости: «У меня не получается»;</text:p>
        </text:list-item>
        <text:list-item>
          <text:p text:style-name="P118"><text:soft-page-break/>«немой парень» — когда не придумал, что сказать, <text:s/>а сделал вид, что не захотел;</text:p>
        </text:list-item>
        <text:list-item>
          <text:p text:style-name="P118">«исчезнувший парень» — когда «немой парень» ушел играть роль «парня-жертвы»;</text:p>
        </text:list-item>
        <text:list-item>
          <text:p text:style-name="P118">«парень-каратель» — когда «парень-бездушная сволочь» обыгрывает роль в репертуаре с «немым парнем» и «парнем-жертвой» и наказывает свою женщину за то, что он «дельта».</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Приведу в пример уже описанные события:</text:p>
      <text:list xml:id="list34724394" text:continue-list="list34735593" text:style-name="диалог">
        <text:list-item>
          <text:p text:style-name="P96">Мы делаем друг-друга несчастными! — сказал он, бросая меня.</text:p>
        </text:list-item>
        <text:list-item>
          <text:p text:style-name="P96"><text:soft-page-break/>Да, я потрахаться хотел! — и это оправдание красноречивее меня опишет весь абсурд его поступков.</text:p>
        </text:list-item>
      </text:list>
      <text:p text:style-name="P4">Он поступил так, как хотел потому, что знал, что подберет подходящее оправдание и сможет уйти чистеньким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4">Он предал партнера. И не потому, что «не знал, к чему это приведет», а потому, что сумма, которую он хотел получить, ослепила его, и он скажет, что все было ради денег.</text:p>
      <text:p text:style-name="P4">Он будет говорить, что сказал, не подумав. Но, при этом, будьте уверены в том, что он <text:span text:style-name="T2">сказал именно то, что хотел</text:span>! Ложью будет являться его <text:span text:style-name="T11">оправдание</text:span>!</text:p>
      <text:p text:style-name="P4">Он побьет вас, а потом оправдается вашей провокаций вас же и побить!</text:p>
      <text:p text:style-name="Subtitle">* * *</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text:soft-page-break/>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4"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4730496" text:continue-numbering="true"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4732229"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4737883"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4754010"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4753485"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4743572"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34722833"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4">Так вы попытаетесь узнать, что у него в голове, и, возможно, даже узнаете.</text:p>
      <text:h text:style-name="P84"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о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4748948"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4735313"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4729281" text:continue-numbering="true" text:style-name="диалог">
        <text:list-item>
          <text:p text:style-name="P96">Главное, что хорошо тебе! Вот это самое главное!</text:p>
        </text:list-item>
      </text:list>
      <text:p text:style-name="P4">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list xml:id="list34725165" text:continue-numbering="true" text:style-name="диалог">
        <text:list-item>
          <text:p text:style-name="P96">Ты такая красивая! Фу!</text:p>
        </text:list-item>
      </text:list>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4752555" text:continue-numbering="true" text:style-name="диалог">
        <text:list-item>
          <text:p text:style-name="P96">Да, ты права, но... <text:span text:style-name="T14">&lt;ты не права</text:span><text:span text:style-name="T44">&gt;.</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4730913" text:continue-numbering="true" text:style-name="диалог">
        <text:list-item>
          <text:p text:style-name="P96">Ты все придумываешь. Я такого не говорил...</text:p>
        </text:list-item>
      </text:list>
      <text:p text:style-name="P4">Потом висхолдинг:</text:p>
      <text:list xml:id="list34739674"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4751375"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34748098"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34733029"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4">Жертвы оправдывают действия своих мучителей, отождествляют себя с ними, перенимают идеи абьюзеров, жерт<text:soft-page-break/>вуют собственным комфортом, считая это необходимостью для достижения «общей» цели.</text:p>
      <text:p text:style-name="P50">* * *</text:p>
      <text:p text:style-name="P4">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4723127"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4734146"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text:soft-page-break/>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4735760" text:continue-numbering="true" text:style-name="диалог">
        <text:list-item>
          <text:p text:style-name="P96">Если ты пригласишь всех друзей, то это вызовет дискомфорт.</text:p>
        </text:list-item>
      </text:list>
      <text:p text:style-name="P4">То есть:</text:p>
      <text:list xml:id="list34740236"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4735709" text:continue-numbering="true" text:style-name="диалог">
        <text:list-item>
          <text:p text:style-name="P96">Я хочу, чтобы всем было комфортно.</text:p>
        </text:list-item>
      </text:list>
      <text:p text:style-name="P4"><text:soft-page-break/>Я тогда и подумать не могла, что, на самом деле, как оказалось,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4726728" text:continue-numbering="true" text:style-name="диалог">
        <text:list-item>
          <text:p text:style-name="P96">Я тебя люблю ни смотря ни на что! = Ты очень плохая. У тебя множество недостатков. По сути тебя не за что любить, но — я тебя все равно люблю!</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 Ты слишком умная/красивая/талантливая... Тебе надо быть хуже, чтобы я был достойным тебя!</text:p>
        </text:list-item>
        <text:list-item>
          <text:p text:style-name="P96">Не работает — нахлебница, сидит на моей шее. / Работает — а обо мне кто будет заботиться?! Эгоистка!</text:p>
        </text:list-item>
        <text:list-item>
          <text:p text:style-name="P96"><text:soft-page-break/>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Ей только обнимашки и нужны! / Она вообще не обращает на меня внимание!</text:p>
        </text:list-item>
        <text:list-item>
          <text:p text:style-name="P96">Мне нравятся умные девушки! / Она что думает, что она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34727008" text:continue-numbering="true" text:style-name="диалог">
        <text:list-item>
          <text:p text:style-name="P96"><text:soft-page-break/>Ты у меня такая красивая! Фу!</text:p>
        </text:list-item>
      </text:list>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7"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4745151" text:continue-numbering="true" text:style-name="диалог">
        <text:list-item>
          <text:p text:style-name="P117"><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text:span><text:bookmark-end text:name="__Da__no__________v_dopolnieniie_k_opisa"/><text:span text:style-name="T24">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4734883"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7"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компьютерные игры...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 их помощью по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на ваше общее благо.</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а первый взгляд. Не в чем упрекнуть... А результата — ноль.</text:p>
      <text:p text:style-name="P4">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7">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7">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text:soft-page-break/>внимании к нему и в равнодушии, или даже в расточитель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и эгоизм.</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т раздражитель, так как не знаете о нем. А самое интересное, что вы не можете себе объяснить причину этого раздражения. Что-то поменялось, но вы не понимаете, что.</text:p>
      <text:p text:style-name="P17">В таких ситуациях, на мой взгляд, ничего не остается, кроме как <text:s/>акцентировать на этом внимание вашего окружения, перед которым он так распинается. Обращайте внимание вслух:</text:p>
      <text:list xml:id="list34739502"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7"><text:span text:style-name="T11">Ого столько внимания! Или это ты перед друзьями рисуешься?</text:span>!</text:p>
        </text:list-item>
        <text:list-item>
          <text:p text:style-name="P103">Ой, а я уже и забыла, как цветы пахнут!</text:p>
        </text:list-item>
      </text:list>
      <text:p text:style-name="P17">Но, внимание!</text:p>
      <text:p text:style-name="P17"><text:soft-page-break/><text:s/>Не нужно делать такие акценты агрессивно — это обернется против вас. Это не должен быть упрек или замечание — такие наезды со стороны будут тихой истерикой.</text:p>
      <text:p text:style-name="P17">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4"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2">зеленая кнопка</text:span>) — это позитивное событие, которое стимулирует на действия путем вызова нужной реакции. Речь пойдет о мотивации плюшками.</text:p>
      <text:p text:style-name="P19">«Если мне нравится то, что ты делаешь, тебя ждет награда.»</text:p>
      <text:p text:style-name="P4">У положительного подкрепления есть несколько, так сказать, направлений:</text:p>
      <text:p text:style-name="P4">1. Стимуляция жертвы на действия путем поощрения за выполнение обязанностей манипулятора.</text:p>
      <text:list xml:id="list34731103" text:continue-numbering="true"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вашу усталость, как рукой сняло!</text:p>
      <text:p text:style-name="P4">2. Стимуляция жертвы на действия путем благодарности за то, что жертва выполнила свои обязанности.</text:p>
      <text:list xml:id="list34746261" text:continue-numbering="true"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p text:style-name="P4">3. Стимуляция жертвы на действия путем требований ответной реакции на его действия.</text:p>
      <text:list xml:id="list34728341" text:continue-numbering="true"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4723552"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4"><text:soft-page-break/>4. Стимуляция жертвы путем похвалы на самостоятельное выполнение общих обязанностей.</text:p>
      <text:list xml:id="list34726542" text:continue-numbering="true"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p text:style-name="P4">5. Сглаживание последствий деструктивного (отрицательного) поведения абьюзера.</text:p>
      <text:list xml:id="list34739332" text:continue-numbering="true" text:style-name="диалог">
        <text:list-item>
          <text:p text:style-name="P96">Милая, не обижайся! Я ведь так тебя люблю!</text:p>
        </text:list-item>
        <text:list-item>
          <text:p text:style-name="P96">Я вчера погорячился... Вот тебе цветы!</text:p>
        </text:list-item>
        <text:list-item>
          <text:p text:style-name="P96">Я без тебя не смогу! Ты мне очень нужна! Не бросай меня! Я не знаю, что буду без тебя (такой хорошей) делать!</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чтобы вы забыли о его провинностях. Начавшись однажды, манипуляция будет только усиливаться и с каждым разом вы будете прогибаться и подчиняться воле манипулятора.</text:p>
      <text:p text:style-name="P4">Помните, действия абьюзера рассчитаны на обеспечение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4">Если он выполнит вашу просьбу — похвалите его. Это будет вашим положительным подкреплением.</text:p>
      <text:list xml:id="list34754709" text:continue-numbering="true" text:style-name="диалог">
        <text:list-item>
          <text:p text:style-name="P96">Спасибо! Я очень рада! Ты приготовил действительно вкусный ужин!</text:p>
        </text:list-item>
        <text:list-item>
          <text:p text:style-name="P96">Спасибо! Это действительно важно для меня! Ты мне очень помог!</text:p>
        </text:list-item>
      </text:list>
      <text:p text:style-name="P4"><text:soft-page-break/>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2">оранжевая кнопка</text:span>) — это событие, которое погружает жертву в переживания, связанные с сомнениями и страхом не угодить абьюзеру.</text:p>
      <text:p text:style-name="P19">«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угождать.</text:p>
      <text:list xml:id="list34730944"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4725020"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4726302" text:continue-numbering="true" text:style-name="диалог">
        <text:list-item>
          <text:p text:style-name="P117"><text:span text:style-name="T24">Это из-за того, что по теореме эквивалентности при элементарных преобразованиях... Ну ты же понимаешь, о чем я, да?</text:span></text:p>
        </text:list-item>
      </text:list>
      <text:p text:style-name="P4">Также во многом это проявляется в быту:</text:p>
      <text:list xml:id="list34746311"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4"><text:soft-page-break/>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4740728"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text:p>
        </text:list-item>
        <text:list-item>
          <text:p text:style-name="P96">Не нравится — делай сам.</text:p>
        </text:list-item>
        <text:list-item>
          <text:p text:style-name="P96">Это все потому, что ты не помог мне. Легко говорить, когда ты даже не участвовал.</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4724059"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4">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4">Что касается бытовых вопросов, то тут сложнее, ведь вам придется прекратить проявлять инициативу (она наказуема).</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2">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19">«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4730364"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еще больше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text:soft-page-break/>навсегда, или остаться и терпеть?» Вас так надрессирова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4733741" text:continue-numbering="true" text:style-name="диалог">
        <text:list-item>
          <text:p text:style-name="P96">Но ты не можешь мне запретить!</text:p>
        </text:list-item>
      </text:list>
      <text:p text:style-name="P4"><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4">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4737423" text:continue-numbering="true" text:style-name="диалог">
        <text:list-item>
          <text:p text:style-name="P96">Поговорим, когда я вернусь.</text:p>
        </text:list-item>
      </text:list>
      <text:p text:style-name="P4">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7"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9">«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м пора бежать как можно быстрее! Лучше не будет!</text:p>
      <text:h text:style-name="P84" text:outline-level="3"><text:bookmark-start text:name="Postoiannyie_zhaloby_"/>Постоянные жалобы<text:bookmark-end text:name="Postoiannyie_zhaloby_"/></text:h>
      <text:p text:style-name="P4">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4">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иполучить над ним власть.</text:p>
      <text:p text:style-name="P4">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4">Причины такого поведения кроются в недостатке внимания. Он демонстрирует свою боль, рассчитывая на поддержку добродушной половинки, чем держит возле себя жертву.</text:p>
      <text:p text:style-name="P4">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4">Пожалуй, я включу сюда еще один момент — жажда внимания. Рассмотрим сразу две формулировки:</text:p>
      <text:list xml:id="list34754184" text:continue-numbering="true" text:style-name="диалог">
        <text:list-item>
          <text:p text:style-name="P96"><text:soft-page-break/>Ты уделяешь мне недостаточно внимания! — упрек.</text:p>
        </text:list-item>
        <text:list-item>
          <text:p text:style-name="P96">Ты должна уделять мне больше внимания! — приказ.</text:p>
        </text:list-item>
      </text:list>
      <text:p text:style-name="P4">В приказном тоне или же в качестве обвинения — это жалоба.</text:p>
      <text:p text:style-name="P4">Вы, в коем-то веке, собрались с подругами — он вам без конца звонит. Вы чем-то заняты, но он вас зовет, а если вы не подходите — обижается...</text:p>
      <text:p text:style-name="P4">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 и прибежать по первому зову.</text:p>
      <text:p text:style-name="Subtitle">* * *</text:p>
      <text:p text:style-name="P4">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text:p>
      <text:p text:style-name="P4">Этими приемами, зачастую, пользуются сами манипуляторы, люди невосприимчивые к манипуляциям и делают они это подсознательно.</text:p>
      <text:p text:style-name="P4">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4"><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4">Вам понадобится чуток равнодушия и подход с юмором:</text:p>
      <text:list xml:id="list34724088" text:continue-numbering="true" text:style-name="диалог">
        <text:list-item>
          <text:p text:style-name="P96">Болит голова? Выпей таблетку. Вон там лежит...</text:p>
        </text:list-item>
        <text:list-item>
          <text:p text:style-name="P96">Что? Опять злодей-Володя тебе палки в колеса ставит? Вот паразит! Ужинать будешь?</text:p>
        </text:list-item>
        <text:list-item>
          <text:p text:style-name="P96">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6">Милый, не могу подойти! Если тебе сильно надо — подойди сам.</text:p>
        </text:list-item>
      </text:list>
      <text:p text:style-name="P4">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4"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4"> </text:span><text:span text:style-name="T14">н</text:span>еряшливость.</text:h>
      <text:p text:style-name="P4">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4"><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text:p>
      <text:p text:style-name="P4">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4">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Попробуйте осторожно намекать, например, если он закинул одежду в которой был на пикнике в шкаф к чистым вещам:</text:p>
      <text:list xml:id="list34754322" text:continue-numbering="true" text:style-name="диалог">
        <text:list-item>
          <text:p text:style-name="P96">Фу, чем это так пахнет? Дорогой, это что, от тебя? Да ты у меня вонючка!</text:p>
        </text:list-item>
      </text:list>
      <text:p text:style-name="P4">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7"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4">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7">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7">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7">В отношениях с маниакальным чистюлей этого недостаточно.</text:p>
      <text:p text:style-name="P17">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7">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7">Также, чрезмерная приверженность к чистоте может свидетельствовать о наличии таких качеств, как:</text:p>
      <text:list xml:id="list2248679488670425422" text:style-name="L4">
        <text:list-item>
          <text:p text:style-name="P139"><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1"><text:span text:style-name="T12">сексуальная неудовлетворенность</text:span><text:span text:style-name="T11">, как считал Фрейд, хотя многие современные </text:span><text:span text:style-name="T11">психоаналитики </text:span><text:span text:style-name="T11">склонны считать, что неудовлетворенность необязательно должна быть сексуальной;</text:span></text:p>
        </text:list-item>
        <text:list-item>
          <text:p text:style-name="P104"><text:soft-page-break/><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7">Но что же делать вам, если именно от вас требуют идеальной чистоты в доме?</text:p>
      <text:p text:style-name="P17">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4"><text:span text:style-name="T11">Вы не слуга! </text:span>Это первое и главное, что нужно усвоить!</text:p>
      <text:p text:style-name="P4">Если ваш партнер хочет видеть идеальный порядок — пусть наводит его сам.</text:p>
      <text:p text:style-name="P4">Помните, что всякая чистота относительна. Капля воды на рукомойнике не вырастет в грибковое чудовище и не <text:soft-page-break/>съест всех в доме. Другое дело, если под диваном полгода лежит кусок пиццы или вонючие носки висят на торшере.</text:p>
      <text:p text:style-name="P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4">Надо — делай сам. Точка.</text:p>
      <text:p text:style-name="P4">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4" text:outline-level="3"><text:bookmark-start text:name="Nieghliekt_"/>Неглект<text:bookmark-end text:name="Nieghliekt_"/></text:h>
      <text:p text:style-name="P72"/>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398191890903930406" text:style-name="L5">
        <text:list-item>
          <text:p text:style-name="P140"><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1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2">пользуясь своей властью может просто запретить жертве принимать лекарства и ходить на приемы к врачам, мол лекарства — сплошная химия, а врачи <text:soft-page-break/>только деньги дерут и живут на откаты: «Я тебя и больной любить буду!»;</text:p>
        </text:list-item>
        <text:list-item>
          <text:p text:style-name="P112">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2">абьюзер считает, что у вас лишний вес и заставляет вас голодать;</text:p>
        </text:list-item>
        <text:list-item>
          <text:p text:style-name="P112">абьюзер создает условия, в которых заставляет вас мерзнуть: «Холодно? Приседай — быстрее согреешься!»;</text:p>
        </text:list-item>
        <text:list-item>
          <text:p text:style-name="P112">абьюзер мешает вам спать: «На том свете выспишься!»;</text:p>
        </text:list-item>
        <text:list-item>
          <text:p text:style-name="P112">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4">Найдите в себе силы отказаться от его «плюшек». Требуйте от него заботу или ищите ее в другом месте.</text:p>
      <text:list xml:id="list34727613" text:continue-list="list34754322" text:style-name="диалог">
        <text:list-item>
          <text:p text:style-name="P96"><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4">Это будет ваше преимущество перед ним, ведь доктор, скорее всего, начнет осуждать его методы лечения при вас.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pan text:style-name="T24">возможности обратиться к близким или знакомым — звоните на горячие линии, обращайтесь в центры помощи, гово</text:span><text:soft-page-break/><text:span text:style-name="T24">рите, что вы подвергаетесь физическому насилию и вам нужна помощь!</text:span></text:p>
      <text:h text:style-name="P84"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Пожалуй этот раздел для меня самый тяжелый. Как лучше — описать прямо и вкратце, или расписать подробно? Как это сделать?</text:p>
      <text:p text:style-name="P4">Для многих измена — это самый настоящий удар. Удар по самолюбию. Жизнь после измены никогда не станет прежней.</text:p>
      <text:p text:style-name="P4">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9">Лично я никогда об этом не задумывалась, но как-то разговорилась с девчонками на эту тему и услышала довольно интересное мнение.</text:p>
      <text:list xml:id="list34751313" text:continue-numbering="true" text:style-name="диалог">
        <text:list-item>
          <text:p text:style-name="P96">Я бы простила измену. — сказала мне одна девушка, которая очень себя любит.</text:p>
        </text:list-item>
        <text:list-item>
          <text:p text:style-name="P96">Как же так? — спросила я. — Это же предательство!</text:p>
        </text:list-item>
      </text:list>
      <text:p text:style-name="P4">Но ответ был очень интересным. Она ответила, что сама не представляет, как это всю жизнь — одно и тоже. </text:p>
      <text:p text:style-name="P46">Ее ответ основывался на том, что она прекра­сно понимает природу измены. Да, на практике, женская полигамность существует. Точнее — на словах. Мы ведь все пре<text:soft-page-break/>красно понимаем, что говорить легко. Но на деле все это может обернуться печально.</text:p>
      <text:p text:style-name="P40">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4">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4">Говорить об изменах — все равно, что водить вилами по воде — бессмысленно. Что тут скажешь, когда дело сделано?..</text:p>
      <text:p text:style-name="P4">Я, например, не понимаю, как можно делиться своим мужчиной. Не понимаю, и то, как можно делить себя на нескольких мужчин одновременно. 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Так чем же банальная слабость отличается от деструктива?</text:p>
      <text:p text:style-name="P4">Слабость. Не смог устоять.</text:p>
      <text:p text:style-name="P4">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4"><text:soft-page-break/>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4">К сожалению, в парах такое встречается очень часто.</text:p>
      <text:p text:style-name="P4">В деструктивных отношениях все происходит несколько иначе.</text:p>
      <text:p text:style-name="P4">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 иначе бы ушли от его.</text:p>
      <text:p text:style-name="P4">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закрывая глаза на аморальность его поступков.</text:p>
      <text:p text:style-name="P4">Женщина — это отражение мужчины. Это факт, с которым, кто еще не с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4">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ю женственность и шарм. Ее душат постоянные упреки и сомнения в ней.</text:p>
      <text:p text:style-name="P4">Так... я обещала не повторяться.</text:p>
      <text:p text:style-name="P4"><text:soft-page-break/>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4">Уничтожив вашу самооценку, начинается процесс добивания. Он выбрал вас и высказывает свое недовольство вами, чем демонстрирует неуважение к собственному выбору.</text:p>
      <text:p text:style-name="P4">Он выбирает рубашку — ставит на ней пятно. Мозгов не хватает отстирать его и он эту рубашку выбрасывает: «Плохая некачественная рубашка!»</text:p>
      <text:p text:style-name="P4">Он покупает молоко. Забывает про него — оно скисает. Он выливает его: «Отвратительное молоко!»</text:p>
      <text:p text:style-name="P4">Он покупает себе ботинки. Хорошие кожаные качественные ботинки. Занашивает их до дыр и выбрасывает их: «Подделка!»</text:p>
      <text:p text:style-name="P4">Он выбирает женщину. Пользуется ей. Не заботится о ней. Обижает ее, может даже бьет, а потом бросает ее: «Разве это баба?! Вот Машка — вот это баба!»</text:p>
      <text:p text:style-name="P4">И начинается процесс замены.</text:p>
      <text:p text:style-name="P4">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4"><text:soft-page-break/>Если вы не понимаете, к чему я веду, то совсем скоро поймете.</text:p>
      <text:p text:style-name="P4">Из названия понятно, что есть два варианта развития событий в отношениях с абьюзером — трио и право на измену. О нормальном не говорю. Не тот случай. Они могут идти по очереди, а могут и параллельно друг-другу. Но всегда — вы об этом знаете.</text:p>
      <text:p text:style-name="P50">* * *</text:p>
      <text:p text:style-name="P4">Начнем с измены.</text:p>
      <text:p text:style-name="P4">Вся соль в том, что вы о ней знаете. Возможно, он вам рассказывает сам о сво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4">Беда печаль.</text:p>
      <text:p text:style-name="P4">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4">Так вот. Вы такие уже родненькие, что он вдруг считает, что имеет право пойти налево. И начинает давить.</text:p>
      <text:h text:style-name="Heading_20_4" text:outline-level="4">Вариант измены 1. <text:s/>Ничто не предвещало беды</text:h>
      <text:p text:style-name="P7"><text:soft-page-break/>Вы узнаёте об измене либо случайно, либо «типа» случайно. Обязательно в тот момент, когда у вас все хорошо!</text:p>
      <text:p text:style-name="P7">Для вас это удар. Полное опустошение. Вы не можете в это поверить. Слезы-сопли. Крики и отчаянные попытки заставить его объясниться. Вы в шоке.</text:p>
      <text:p text:style-name="P7">А в шоке от того, что он не видит в этом проблемы.</text:p>
      <text:list xml:id="list34754203" text:continue-numbering="true" text:style-name="диалог">
        <text:list-item>
          <text:p text:style-name="P113">Что здесь такого? Я же тебя люблю! А она для меня ничего не значит!</text:p>
        </text:list-item>
        <text:list-item>
          <text:p text:style-name="P113">Ну перепихнулся, ну и что здесь такого?!...</text:p>
        </text:list-item>
      </text:list>
      <text:p text:style-name="P7">Или, как было в моем случае — бросил самым жестоким образом, погулял и вернулся, мол — жить без тебя не могу.</text:p>
      <text:p text:style-name="P7">Все было хорошо, а потом, как вы помните:</text:p>
      <text:list xml:id="list34727592" text:continue-numbering="true" text:style-name="диалог">
        <text:list-item>
          <text:p text:style-name="P113">Не имеет значения, что произошло в тот момент, когда люди были, как бы, не вместе...</text:p>
        </text:list-item>
        <text:list-item>
          <text:p text:style-name="P113">Да, я трахаться хотел! Мне было плохо!.. Зато теперь я все понял и моя любовь к тебе стала еще крепче!</text:p>
        </text:list-item>
      </text:list>
      <text:p text:style-name="P7">А знаете, что самое интересное? Он будет повторять подобные вещи с совершенно спокойным выражением лица. Типа:</text:p>
      <text:list xml:id="list34724346" text:continue-numbering="true" text:style-name="диалог">
        <text:list-item>
          <text:p text:style-name="P113">Подумаешь, кружку разбил. На счастье...</text:p>
        </text:list-item>
      </text:list>
      <text:p text:style-name="P7">Он продемонстрирует вам, что ничего такого не произошло. Ни-че-го! А вы поверите. После долгой, подобного рода, обработке.</text:p>
      <text:p text:style-name="P7">Кодирование. Такой метод означает, что вам много-много раз повторят, что это нормально. Что все мужчины <text:soft-page-break/>полигамны. Что такое случается сплошь и рядом. И вы просто смиритесь с этим.</text:p>
      <text:p text:style-name="P7">—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измены 2. Ну мааам</text:h>
      <text:p text:style-name="P4">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4">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4">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4">Нового тела. Новых ощущений. Новых побед. Но — вас он терять не хочет. Он же любит вас! Сильно любит! Вы дорогой ему человек. И говорит он это, потому что не хочет <text:soft-page-break/>ЧТОБ ВЫ СТРАДАЛИ! Ваши отношения ведь на доверии строятся...</text:p>
      <text:p text:style-name="P4">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4">Здорово придумал, да?</text:p>
      <text:p text:style-name="P4">Неа, не прокатит. То, о чем вы сейчас подумали — не прокатит. Он не разрешит вам сделать что-либо подобное. Даже не пытайтесь!</text:p>
      <text:p text:style-name="P4">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4">Есть конечно и еще один вариант — он вам разрешит. И вот это для вас будет очень плохо.</text:p>
      <text:p text:style-name="P4">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4">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4"><text:soft-page-break/>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4">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4">А ведь вы не сможете.</text:p>
      <text:p text:style-name="P4">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4">Хм, кажется я повторяюсь...</text:p>
      <text:p text:style-name="P4">Так вот — это конец.</text:p>
      <text:list xml:id="list34755090" text:continue-numbering="true" text:style-name="диалог">
        <text:list-item>
          <text:p text:style-name="P96">У женщины мужик должен быть один. Только шлюхи трахаются со всеми подряд! — можете услышать вы в ответ.</text:p>
        </text:list-item>
      </text:list>
      <text:p text:style-name="P4">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4">Он ясно даст понять, либо же поставит перед фактом — ему это надо, мол, не нравится — на коридор. Дверь там.</text:p>
      <text:p text:style-name="P4">Он считает свое поведение абсолютно нормальным:</text:p>
      <text:list xml:id="list34743889" text:continue-numbering="true" text:style-name="диалог">
        <text:list-item>
          <text:p text:style-name="P96"><text:soft-page-break/>А чё?!</text:p>
        </text:list-item>
      </text:list>
      <text:p text:style-name="P4">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4">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измены 3. Я уже взрослый</text:h>
      <text:p text:style-name="P4">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4">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4">Он созванивается и переписывается с новыми пассиями не шифруясь.</text:p>
      <text:list xml:id="list34741226" text:continue-numbering="true" text:style-name="диалог">
        <text:list-item>
          <text:p text:style-name="P113">Это мои подружки!</text:p>
        </text:list-item>
      </text:list>
      <text:p text:style-name="P4">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4"><text:soft-page-break/>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4">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4">Тут мне, к сожалению, добавить больше нечего. Или к счастью...</text:p>
      <text:p text:style-name="P4">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4">Но бывает и так, что он на уровне демонстрации, якобы с вами считается. В таких случаях в делах любовных происходит все несколько иначе. Он «заботится» о вас, о ваших отношениях, о вашей интимной жизни...</text:p>
      <text:p text:style-name="P4">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чтобы отыметь вас по очереди.</text:p>
      <text:p text:style-name="P4">Да, дальше речь пойдет о трио в постели.</text:p>
      <text:p text:style-name="P4"><text:soft-page-break/>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4">Он преподнесет такие идеи, как что-то очень любопытное и интересное.</text:p>
      <text:list xml:id="list34745431" text:continue-numbering="true" text:style-name="диалог">
        <text:list-item>
          <text:p text:style-name="P96">Слууушай, а давай... А?!</text:p>
        </text:list-item>
      </text:list>
      <text:p text:style-name="P4">Он даже может это преподнести, как предложение сделать еще один серьезный шаг, перейти на новый уровень.</text:p>
      <text:list xml:id="list34737893" text:continue-numbering="true" text:style-name="диалог">
        <text:list-item>
          <text:p text:style-name="P96">Я думаю, что мы готовы к этому...</text:p>
        </text:list-item>
      </text:list>
      <text:p text:style-name="P4">Вы встречались. Потом начали жить вместе. Теперь «это». Ваши отношения, хотите вы этого или нет — набирают новые обороты.</text:p>
      <text:p text:style-name="P4">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4747753" text:continue-numbering="true" text:style-name="диалог">
        <text:list-item>
          <text:p text:style-name="P96">Я, — говорит, — просто посижу и посмотрю на вас!</text:p>
        </text:list-item>
      </text:list>
      <text:p text:style-name="P4">Весело, да?</text:p>
      <text:p text:style-name="P4">Я, конечно, отшучивалась, говорила, мол, что, мне тоже интересно попробовать... только с мальчиком. У него такие глаза были! Столько возмущений!..</text:p>
      <text:p text:style-name="P4">Конечно, ведь девочка в постели — это ничего. Подумаешь, ведь она такая же как и вы. 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4"><text:soft-page-break/>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50">* * *</text:p>
      <text:p text:style-name="P4">Да, виноваты в любом случае будете вы. При совершенно исключительно любом исходе. Но что же этим своим поведением хочет сказать ваш партнер?</text:p>
      <text:p text:style-name="P4">Он не спрашивает вас о ваших желаниях, о ваших предпочтениях. И не спросит. Он уверен, что вас все устраивает. Ну конечно! Он ведь такой завидный жених. 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4">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4">Но цель одна — выбить вас из колеи.</text:p>
      <text:p text:style-name="P4">Его отношение к вам материально. Ничего духовного в его чувствах нет. Вы — вещь. Такая же вещь как и все остальные женщины, которые были или будут в его жизни. <text:soft-page-break/>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4">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указали?</text:p>
      <text:p text:style-name="P4">Вы не единственная в его жизни. Вы вообще никто. У вас все плохо. И не у вас обоих, а у вас лично. А самое обидное то, что дальше будет только хуже.</text:p>
      <text:p text:style-name="P4">Вас активно ломают, прогибают под свои аморальные идеи, садятся вам на голову. И все это прячут за маской нормальности. «Нормальности».</text:p>
      <text:list xml:id="list34732617" text:continue-numbering="true" text:style-name="диалог">
        <text:list-item>
          <text:p text:style-name="P96">Что здесь такого? — слышите вы в ответ на все ваши возмущения. — Мы же современные люди!</text:p>
        </text:list-item>
      </text:list>
      <text:p text:style-name="P4">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4">Усвоите это сейчас, избавите себя от этих отношений — все наладится. Не нужно быть пессимистом, но нужно гото<text:soft-page-break/>виться к любому исходу, раз уж вы попались в сети к абьюзеру.</text:p>
      <text:p text:style-name="P4">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4">Я призываю вас мне поверить. Если он заговорил, намекнул или хотя бы пошутил на эту тему — он вам изменит. Можете даже не сомневаться в этом.</text:p>
      <text:p text:style-name="P4">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4">Это была Иллюзия с большой буквы! Это было очевидным фактом с самого первого раза, как я стала свидетелем разговора с его его друзьями:</text:p>
      <text:list xml:id="list34724247" text:continue-numbering="true" text:style-name="диалог">
        <text:list-item>
          <text:p text:style-name="P96">Измена — это искусство сделать так, чтоб о ней никто не узнал!</text:p>
        </text:list-item>
      </text:list>
      <text:p text:style-name="P4">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4">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в пизду» <text:span text:style-name="T64">©</text:span>, рассказывая всем, насколько вы плохая.</text:p>
      <text:p text:style-name="P4">Это еще один метод пошатнуть вашу уверенность в себе. Точнее, уничтожить ее к чертям. Если вы, как и я, не <text:soft-page-break/>ревнивая, то вам, наверное, даже смешно от таких попыток «самоутвердиться». А вот если вы, все же, испытываете ревность, то вам, стало быть, тяжко придется.</text:p>
      <text:p text:style-name="P4">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оказалась. Мне было некому ответить на мои вопросы, к сожалению. Но я справилась. А если у меня получилось, то и у вас получится! Верьте в это, потому что это правда!</text:p>
      <text:h text:style-name="P84" text:outline-level="3">Нарциссизм</text:h>
      <text:p text:style-name="P4">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 Нарцисс, как деструктивная личность, не способен к взаимопоощрению.</text:p>
      <text:p text:style-name="P4">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4">Выйти из таких отношений,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list xml:id="list34729051" text:continue-numbering="true" text:style-name="диалог">
        <text:list-item>
          <text:p text:style-name="P96">Ты выйдешь за меня замуж!? — Если бы не твое поведение, мы бы уже давно поженились...</text:p>
        </text:list-item>
      </text:list>
      <text:p text:style-name="P14">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text:soft-page-break/>стит вас <text:span text:style-name="T2">ниже </text:span><text:span text:style-name="T59">плинтуса. Его уровень не изменится, но стоит вам поверить в его замечания, он уже стоит на ступеньку выше своей жертвы.</text:span></text:p>
      <text:p text:style-name="P21">Это был чисто гипотетический пример, <text:span text:style-name="T14">однако</text:span> я хочу отметить, что среди нарциссов встречаются невероятно успешные люди.</text:p>
      <text:p text:style-name="P4"><text:span text:style-name="T10">Противостояние</text:span>:</text:p>
      <text:p text:style-name="P4">Перестаньте служить!</text:p>
      <text:p text:style-name="P4">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4">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4">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4">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1"><text:soft-page-break/>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4"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4"><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4"><text:span text:style-name="T10">Противостояние</text:span>:</text:p>
      <text:p text:style-name="P4">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4"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4747067"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23">Если ты поймешь, что история заканчивается здесь — да будет так.</text:p>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4">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4">Оно вам надо?</text:p>
      <text:p text:style-name="P18">Противостояние<text:span text:style-name="T11">:</text:span></text:p>
      <text:p text:style-name="P17">Не возвращайтесь!</text:p>
      <text:h text:style-name="P84" text:outline-level="3">Манипуляция разрывом<text:bookmark text:name="Zaiavlieniie_o_razryvie_otnoshienii_"/></text:h>
      <text:p text:style-name="P4">У вас все хорошо, или наконец наладилось после последней ссоры, но вдруг вам объявляют, что вас бросают:</text:p>
      <text:list xml:id="list34730382" text:continue-numbering="true" text:style-name="диалог">
        <text:list-item>
          <text:p text:style-name="P96">Так будет лучше для нас.</text:p>
        </text:list-item>
      </text:list>
      <text:p text:style-name="P4">Или:</text:p>
      <text:list xml:id="list34739576" text:continue-numbering="true" text:style-name="диалог">
        <text:list-item>
          <text:p text:style-name="P96">Так больше не может продолжаться, ведь ты...</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4">Второй тип, как я, и, стало быть — вы, кто поддается влиянию и становится марионеткой. Есть третий тип людей — манипуляторы.</text:p>
      <text:p text:style-name="P4">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4">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50">*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4"><text:soft-page-break/>Вам внушали, что нужно быть лучше. И вы снова и снова разрушали себя с его подачи, но — самостоятельно.</text:p>
      <text:p text:style-name="P4">Вот так будет и в его следующих отношениях, к сожалению для его новой жертвы.</text:p>
      <text:p text:style-name="P4">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text:span text:style-name="T10">Противостояние</text:span>:</text:p>
      <text:p text:style-name="P4">Хотите, чтоб вам стало лучше?</text:p>
      <text:p text:style-name="P4">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4">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4">Вы хороший человек, такой же, как и новая жертва. Он таких и выбирает — хороших.</text:p>
      <text:p text:style-name="P4"><text:soft-page-break/>Разрыв с абьюзером — освобождение для вас. А его новая жертва... Скажите ей спасибо и пожалейте ее, ведь ее ждет то же самое, что и вас.</text:p>
      <text:p text:style-name="P4">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4">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7"/>
      <text:h text:style-name="Heading_20_3" text:outline-level="3">Универсальные способы противостояния манипуляции.</text:h>
      <text:p text:style-name="P26">(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5">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5">Предлагаю вашему вниманию результат его неоценимых трудов!</text:p>
      <text:list xml:id="list34735624" text:continue-list="list34737825" text:style-name="List_20_1">
        <text:list-item text:start-value="1">
          <text:p text:style-name="P141">Недоверие.</text:p>
          <text:p text:style-name="P142">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1">Избегание источников раздражителя.</text:p>
          <text:p text:style-name="P142">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1">Ирония, подход с юмором.</text:p>
          <text:p text:style-name="P142"><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1">Мнимое непонимание.</text:p>
          <text:p text:style-name="P142">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1">Критичность мышления.</text:p>
          <text:p text:style-name="P142">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1">Возможность выбора.</text:p>
          <text:p text:style-name="P142">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1">Наличие времени на обдумывание.</text:p>
          <text:p text:style-name="P142">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1">Уверенность в себе и больше смелости.</text:p>
          <text:p text:style-name="P142"><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1">Самодостаточность.</text:p>
          <text:p text:style-name="P94"><text:span text:style-name="T57">C </text:span><text:span text:style-name="T55">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3"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4">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5">dis – </text:span><text:span text:style-name="T15">отрицание, затруднение, </text:span><text:span text:style-name="T4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4">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4">Предлагаю вашему вниманию краткий список возможных причин развития патологии характера:</text:p>
      <text:list xml:id="list34727716" text:continue-list="list34735624" text:style-name="List_20_1">
        <text:list-item text:start-value="1">
          <text:p text:style-name="P115">Контроль</text:p>
          <text:list>
            <text:list-item>
              <text:p text:style-name="P97"><text:span text:style-name="T10">Гиперконтроль</text:span>:</text:p>
              <text:p text:style-name="P97">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7">— Ты должен!</text:p>
              <text:p text:style-name="P108">Последствия<text:span text:style-name="T11">:</text:span></text:p>
              <text:p text:style-name="P114"><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9">Полная свобода:</text:p>
              <text:p text:style-name="P97">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7">— Делай, что хочешь!</text:p>
              <text:p text:style-name="P108">Последствия:</text:p>
              <text:p text:style-name="P105">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6">Наказание</text:p>
          <text:list>
            <text:list-item>
              <text:p text:style-name="P105"><text:span text:style-name="T10">Слишком строгие наказания</text:span>:</text:p>
              <text:p text:style-name="P105"><text:soft-page-break/>Воспитание запугиванием, лишениями, шантажом, криками, унижениями, избиениями. Стиль воспитания - «Око за око».</text:p>
              <text:p text:style-name="P105"><text:span text:style-name="T10">Последствия</text:span>:</text:p>
              <text:p text:style-name="P105">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8">Безнаказанность<text:span text:style-name="T11">:</text:span></text:p>
              <text:p text:style-name="P105">Абсолютное отсутствие наказания в воспитании, игнорирование плохого поведения ребенка, поощрение за плохое поведения:</text:p>
              <text:p text:style-name="P105">— На, только не плачь (На, только заткнись)!</text:p>
              <text:p text:style-name="P108">Последствия<text:span text:style-name="T11">:</text:span></text:p>
              <text:p text:style-name="P105">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6">Забота</text:p>
          <text:list>
            <text:list-item>
              <text:p text:style-name="P108">Гиперопека<text:span text:style-name="T11">:</text:span></text:p>
              <text:p text:style-name="P105">Воспитание гиперконтролем не агрессивного характера.</text:p>
              <text:p text:style-name="P105"><text:soft-page-break/>— Не трогайте моего мальчика!!!</text:p>
              <text:p text:style-name="P108">Последствия<text:span text:style-name="T11">:</text:span></text:p>
              <text:p text:style-name="P105">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8">Отсутствие заботы и защиты<text:span text:style-name="T11">:</text:span></text:p>
              <text:p text:style-name="P105">Игнорирование родителями физического и морального состояния ребенка, обвинение ребенка в случившихся с ним неприятностях.</text:p>
              <text:p text:style-name="P105">— Ты должен уметь за себя постоять! Сам виноват!</text:p>
              <text:p text:style-name="P108">Последствия<text:span text:style-name="T11">:</text:span></text:p>
              <text:p text:style-name="P105">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6">Помощь</text:p>
          <text:list>
            <text:list-item>
              <text:p text:style-name="P108">Отсутствие помощи<text:span text:style-name="T11">:</text:span></text:p>
              <text:p text:style-name="P105">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5"><text:soft-page-break/>— Ты должен сам справиться!</text:p>
              <text:p text:style-name="P108">Последствия<text:span text:style-name="T11">:</text:span></text:p>
              <text:p text:style-name="P108"><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8">Переизбыток помощи<text:span text:style-name="T11">:</text:span></text:p>
              <text:p text:style-name="P105">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5">— Сынок, ты покакал?</text:p>
              <text:p text:style-name="P108">Последствия<text:span text:style-name="T11">:</text:span></text:p>
              <text:p text:style-name="P108"><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6">Внимание</text:p>
          <text:list>
            <text:list-item>
              <text:p text:style-name="P110"><text:span text:style-name="T9">Нарушение личных границ</text:span><text:span text:style-name="T13">:</text:span></text:p>
              <text:p text:style-name="P105">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5">— Ты не должен был так делать!</text:p>
              <text:p text:style-name="P110"><text:span text:style-name="T9">Последствия</text:span><text:span text:style-name="T13">:</text:span></text:p>
              <text:p text:style-name="P110"><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10"><text:span text:style-name="T9">Равнодушие</text:span><text:span text:style-name="T13">:</text:span></text:p>
              <text:p text:style-name="P105">Равнодушие родителей к чувствам, интересам, склонностям и внутреннему миру ребенка, а также к его переживаниям и проблемам.</text:p>
              <text:p text:style-name="P105">— Мне все-равно, что ты думаешь!</text:p>
              <text:p text:style-name="P110"><text:span text:style-name="T9">Последствия</text:span><text:span text:style-name="T13">:</text:span></text:p>
              <text:p text:style-name="P105">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6">Мотивация</text:p>
          <text:list>
            <text:list-item>
              <text:p text:style-name="P108">Принуждение<text:span text:style-name="T11">:</text:span></text:p>
              <text:p text:style-name="P105">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5">— Мама лучше знает!</text:p>
              <text:p text:style-name="P108">Последствия<text:span text:style-name="T11">:</text:span></text:p>
              <text:p text:style-name="P108"><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8">Демотивация<text:span text:style-name="T11">:</text:span></text:p>
              <text:p text:style-name="P105">Воспитание внушением чувства ущербности, заставляя ребенка доказывать обратное.</text:p>
              <text:p text:style-name="P105">— Кто тебя такого полюбит!/Кому ты нужен?</text:p>
              <text:p text:style-name="P108">Последствия<text:span text:style-name="T11">:</text:span></text:p>
              <text:p text:style-name="P105">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6">Похвала</text:p>
          <text:list>
            <text:list-item>
              <text:p text:style-name="P108">Переизбыток похвалы<text:span text:style-name="T11">:</text:span></text:p>
              <text:p text:style-name="P105">Идеализация ребенка, необоснованное превозношение талантов, достижений и заслуг, игнорируя плохое поведение.</text:p>
              <text:p text:style-name="P105">— Наш ребенок - гений!</text:p>
              <text:p text:style-name="P108">Последствия<text:span text:style-name="T11">:</text:span></text:p>
              <text:p text:style-name="P108"><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08">Недостаток похвалы<text:span text:style-name="T11">:</text:span></text:p>
              <text:p text:style-name="P105">Отсутствии поощрения и похвалы в воспитании, что сопровождается упреками и сравнениями с окружающими.</text:p>
              <text:p text:style-name="P105">— Почему Петя может, а ты нет? Вот я в твоем возрасте...</text:p>
              <text:p text:style-name="P108">Последствия<text:span text:style-name="T11">:</text:span></text:p>
              <text:p text:style-name="P105">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6">Вежливость</text:p>
          <text:list>
            <text:list-item>
              <text:p text:style-name="P108">Лесть:</text:p>
              <text:p text:style-name="P105">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5">— Милая, ты сегодня такая красивая! Ты не против, если я пойду на рыбалку?</text:p>
              <text:p text:style-name="P108">Последствия<text:span text:style-name="T11">:</text:span></text:p>
              <text:p text:style-name="P105">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8"><text:soft-page-break/>Хамство<text:span text:style-name="T11">:</text:span></text:p>
              <text:p text:style-name="P105">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5">— Ты что оглох?!</text:p>
              <text:p text:style-name="P108">Последствия<text:span text:style-name="T11">:</text:span></text:p>
              <text:p text:style-name="P105">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6">Благодарность</text:p>
          <text:list>
            <text:list-item>
              <text:p text:style-name="P110"><text:span text:style-name="T9">Материальная благодарность</text:span><text:span text:style-name="T13">:</text:span></text:p>
              <text:p text:style-name="P105">Воспитание «дай за дай», материальное вознаграждение за выполнение обязанностей, подарки и сюрпризы в качестве платы за труды.</text:p>
              <text:p text:style-name="P105">— Напишешь контрольную на пять — получишь новый телефон!</text:p>
              <text:p text:style-name="P110"><text:span text:style-name="T9">Последствия</text:span><text:span text:style-name="T13">:</text:span></text:p>
              <text:p text:style-name="P105">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10"><text:span text:style-name="T9">Недостаток благодарности</text:span><text:span text:style-name="T13">:</text:span></text:p>
              <text:p text:style-name="P105"><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5">— Я бы и без тебя справилась!</text:p>
              <text:p text:style-name="P110"><text:span text:style-name="T9">Последствия</text:span><text:span text:style-name="T13">:</text:span></text:p>
              <text:p text:style-name="P105">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6">Щедрость</text:p>
          <text:list>
            <text:list-item>
              <text:p text:style-name="P108">Принуждение делиться<text:span text:style-name="T11">:</text:span></text:p>
              <text:p text:style-name="P108"><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100">— Я сегодня с тобой не дружу, потому, что ты жадина!</text:p>
              <text:p text:style-name="P108">Последствия<text:span text:style-name="T11">:</text:span></text:p>
              <text:p text:style-name="P108"><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8"><text:span text:style-name="T5">Жадность</text:span><text:span text:style-name="T6">:</text:span></text:p>
              <text:p text:style-name="P100">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0">— Не дам, у тебя своя есть!</text:p>
              <text:p text:style-name="P108"><text:span text:style-name="T5">Последствия</text:span><text:span text:style-name="T6">:</text:span></text:p>
              <text:p text:style-name="P100">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101">Честность</text:p>
          <text:list>
            <text:list-item>
              <text:p text:style-name="P108"><text:span text:style-name="T5">Лживость</text:span><text:span text:style-name="T6">:</text:span></text:p>
              <text:p text:style-name="P100"><text:soft-page-break/>Родители манипулировали ребенком, обещая что-то, но не выполняли своих обещаний. Воспитание враньем.</text:p>
              <text:p text:style-name="P100">— Сегодня не куплю — завтра куплю...</text:p>
              <text:p text:style-name="P108"><text:span text:style-name="T5">Последствия</text:span><text:span text:style-name="T6">:</text:span></text:p>
              <text:p text:style-name="P100">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8"><text:span text:style-name="T5">Чрезмерная откровенность</text:span><text:span text:style-name="T6">:</text:span></text:p>
              <text:p text:style-name="P100">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100">— Сынок, разводится ли с мамой?</text:p>
              <text:p text:style-name="P108">Последствия<text:span text:style-name="T11">:</text:span></text:p>
              <text:p text:style-name="P105">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8">Скрытность<text:span text:style-name="T11">:</text:span></text:p>
              <text:p text:style-name="P105"><text:soft-page-break/>Сокрытие родителями реальной обстановки ситуации (например, кризис в отношениях, развод), обнадеживание, вранье.</text:p>
              <text:p text:style-name="P100">— Мы с папой просто поговорим! / Врач только посмотрит — больно не будет!</text:p>
              <text:p text:style-name="P108">Последствия<text:span text:style-name="T11">:</text:span></text:p>
              <text:p text:style-name="P105">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8">Подозрительность<text:span text:style-name="T11">:</text:span></text:p>
              <text:p text:style-name="P105">Воспитание наказанием по (беспричинному) подозрению. Эгоизм и тревожность родителей, постоянная требовательность объяснений.</text:p>
              <text:p text:style-name="P100">— Ты точно ни у кого не списывал?</text:p>
              <text:p text:style-name="P108">Последствия<text:span text:style-name="T11">:</text:span></text:p>
              <text:p text:style-name="P105">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6">Взаимоотношения</text:p>
          <text:list>
            <text:list-item>
              <text:p text:style-name="P108"><text:soft-page-break/>Внутрисемейные<text:span text:style-name="T11">:</text:span></text:p>
              <text:p text:style-name="P105">Соперничество, что подразумевает выбор сторонников, создание коалиции:</text:p>
              <text:p text:style-name="P105">— Мы папе не скажем!..</text:p>
              <text:p text:style-name="P108">Последствия<text:span text:style-name="T11">:</text:span></text:p>
              <text:p text:style-name="P105">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8">Внесемейные<text:span text:style-name="T11">:</text:span></text:p>
              <text:p text:style-name="P105">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5">— Ты идешь гулять с Петей? Это тот самый Петя, который тебе подножку поставил в первом классе? Понятно...</text:p>
              <text:p text:style-name="P108">Последствия<text:span text:style-name="T11">:</text:span></text:p>
              <text:p text:style-name="P105"><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6">Стереотипное мышление</text:p>
          <text:p text:style-name="P108"><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8">Сексизм<text:span text:style-name="T11"><text:note text:id="ftn30" text:note-class="footnote"><text:note-citation text:label="*">*</text:note-citation><text:note-body><text:p text:style-name="Footnote"><text:span text:style-name="T8">Сексизм</text:span> <text:span text:style-name="T53">(от лат. sexus — пол)</text:span><text:span text:style-name="T63"> </text:span>— социальная система, которая поддерживает патриархат или угнетение женщин.</text:p></text:note-body></text:note></text:span><text:span text:style-name="T11">:</text:span></text:p>
              <text:p text:style-name="P105">Негативное влияние на мнение ребенка о женщинах:</text:p>
              <text:p text:style-name="P116">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6"><text:soft-page-break/>— Все бабы дуры!</text:p>
              <text:p text:style-name="P108"><text:span text:style-name="T14">Последствия для мальчиков</text:span><text:span text:style-name="T23">:</text:span></text:p>
              <text:p text:style-name="P116">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8"><text:span text:style-name="T14">Последствия для девочек</text:span><text:span text:style-name="T23">:</text:span></text:p>
              <text:p text:style-name="P116">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8"><text:span text:style-name="T14">Обратный (женский) сексизм</text:span><text:span text:style-name="T23"><text:note text:id="ftn31" text:note-class="footnote"><text:note-citation text:label="*">*</text:note-citation><text:note-body><text:p text:style-name="P79">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6">Негативное влияние на мнение ребенка о мужчинах:</text:p>
              <text:list>
                <text:list-item>
                  <text:p text:style-name="P108"><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6">— Кому ты нужен?</text:p>
                  <text:p text:style-name="P108"><text:span text:style-name="T14">Последствия</text:span><text:span text:style-name="T23">:</text:span></text:p>
                  <text:p text:style-name="P116">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8"><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08"><text:span text:style-name="T14">Последствия</text:span><text:span text:style-name="T23">:</text:span></text:p>
                  <text:p text:style-name="P116">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8"><text:span text:style-name="T14">Восприятие себя</text:span><text:span text:style-name="T23">:</text:span></text:p>
              <text:list>
                <text:list-item>
                  <text:p text:style-name="P116">Воздействие ребенка на восприятие самого себя:</text:p>
                  <text:p text:style-name="P116">— Ты еще маленький!</text:p>
                  <text:p text:style-name="P116">Последствие:</text:p>
                </text:list-item>
              </text:list>
              <text:p text:style-name="P116"/>
              <text:p text:style-name="P116"/>
            </text:list-item>
          </text:list>
        </text:list-item>
      </text:list>
      <text:p text:style-name="Subtitle"><text:soft-page-break/>* * *</text:p>
      <text:p text:style-name="P1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4"><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4">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4">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4">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4"><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момент времени она нам не нужна.</text:p>
      <text:p text:style-name="P4">Например: вы сейчас читаете эту информацию, но, наверняка, не думаете о том, как вас зовут. Угадала?</text:p>
      <text:p text:style-name="P5">Лаборатория «Подсознание».</text:p>
      <text:p text:style-name="P4">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4">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4">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4">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4">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4"><text:span text:style-name="T31">Так вот, в этой главе </text:span><text:span text:style-name="T40">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7">Ну вот и все. Дело сделано.</text:p>
      <text:p text:style-name="P17">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7">Изначально, именно это стало целью для меня - найти и объяснить себе:</text:p>
      <text:list xml:id="list34739327" text:continue-list="list34739576"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7"><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7">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7">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7">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7"><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1">* * *</text:p>
      <text:p text:style-name="P1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7">Для них это может стать новым стимулом для оскорблений и высмеивания, а также вызвать множество возмущений и обвинении меня в клевете.</text:p>
      <text:list xml:id="list34742233"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7">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1">* * *</text:p>
      <text:p text:style-name="P17">Напоследок не удержусь и нажелаю!</text:p>
      <text:p text:style-name="P17">Я желаю вам быть сильными и любить себя.</text:p>
      <text:p text:style-name="P1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7">Я желаю вам понимать, что для вас лучше и точно знать, что же приведет вас к счастью!</text:p>
      <text:p text:style-name="P17">Я желаю вам то, чего вы заслуживаете, без поблажек и привилегий!</text:p>
      <text:p text:style-name="P17"><text:soft-page-break/><text:span text:style-name="T44">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7">Искренне ваша Я. Каминская.</text:p>
      <text:p text:style-name="P69"/>
      <text:p text:style-name="P148">Содержание</text:p>
      <text:p text:style-name="P36"/>
      <text:p text:style-name="P76">Пролог<text:tab/>3</text:p>
      <text:p text:style-name="P77">ЧАСТЬ 1. ФИРМЕННЫЕ ОТНОШЕНИЯ</text:p>
      <text:p text:style-name="P76">Глава 1. Это еще не конец<text:tab/>23</text:p>
      <text:p text:style-name="P76">Глава 2. Таблетка<text:tab/>26</text:p>
      <text:p text:style-name="P76">Глава 3. Останешься?<text:tab/>38</text:p>
      <text:p text:style-name="P76">Глава 4. Зачем платить больше?<text:tab/>42</text:p>
      <text:p text:style-name="P76">Глава 5. Интроверт<text:tab/>47</text:p>
      <text:p text:style-name="P76">Глава 6. Стразики<text:tab/>72</text:p>
      <text:p text:style-name="P76">Глава 7. З — Забота<text:tab/>84</text:p>
      <text:p text:style-name="P76">Глава 8. Сама, котик<text:tab/>101</text:p>
      <text:p text:style-name="P76">Глава 9. Мы так общаемся<text:tab/>116</text:p>
      <text:p text:style-name="P76">Глава 10. Это не я<text:tab/>133</text:p>
      <text:p text:style-name="P76">Глава 11. Трио<text:tab/>154</text:p>
      <text:p text:style-name="P76">Глава 12. Не ной<text:tab/>162</text:p>
      <text:p text:style-name="P76">Глава 13. Неадекватная<text:tab/>171</text:p>
      <text:p text:style-name="P76">Глава 14. Вожак<text:tab/>195</text:p>
      <text:p text:style-name="P76">Глава 15. Ад<text:tab/>213</text:p>
      <text:p text:style-name="P76">Глава 16. Nosce te ipsum<text:tab/>225</text:p>
      <text:p text:style-name="P76">Глава 17. Я все понял<text:tab/>234</text:p>
      <text:p text:style-name="P76">Глава 18. А зачем вам Она?<text:tab/>239</text:p>
      <text:p text:style-name="P76">Глава 19. Я подумаю<text:tab/>246</text:p>
      <text:p text:style-name="P76">Глава 20. Меньше нюансов<text:tab/>251</text:p>
      <text:p text:style-name="P76">Глава 21. Быть честным очень легко!<text:tab/>260</text:p>
      <text:p text:style-name="P76">Глава 22. Гори в аду<text:tab/>303</text:p>
      <text:p text:style-name="P76">Глава 23. Апофеоз отношений с манипулятором<text:tab/>322</text:p>
      <text:p text:style-name="P77">ЧАСТЬ 2. ЧТО-ТО ВРОДЕ СПРАВОЧНИКА</text:p>
      <text:p text:style-name="P76">Глава 24. Причины манипуляции<text:tab/>342</text:p>
      <text:p text:style-name="P76"><text:soft-page-break/>Глава 25. Признаки и последствия манипуляции<text:tab/>362</text:p>
      <text:p text:style-name="P78">Что с ним?<text:tab/>364</text:p>
      <text:p text:style-name="P78">Почему я?<text:tab/>370</text:p>
      <text:p text:style-name="P76">Глава 25. Приемы и противостояние манипуляции<text:tab/>384</text:p>
      <text:p text:style-name="P78">Демонстративное игнорирование собственных</text:p>
      <text:p text:style-name="P78">обязательств<text:tab/>384</text:p>
      <text:p text:style-name="P78">Газлайтинг<text:tab/>386</text:p>
      <text:p text:style-name="P78">Висхолдинг<text:tab/>390</text:p>
      <text:p text:style-name="P78">«Да, но &lt;...&gt;» (в доп. к описанию висхолдинга)<text:tab/>393</text:p>
      <text:p text:style-name="P78">Изоляция жертвы от ее окружения<text:tab/>395</text:p>
      <text:p text:style-name="P78">Пассивная агрессия<text:line-break/>(игнорирование, обида, внезапный бойкот)<text:tab/>398</text:p>
      <text:p text:style-name="P78">Эгоизм. Равнодушие<text:tab/>403</text:p>
      <text:p text:style-name="P78">Игра на ваших эмоциях или психологические</text:p>
      <text:p text:style-name="P78">триггеры<text:tab/>404</text:p>
      <text:p text:style-name="P78">Виктимблейминг<text:tab/>408</text:p>
      <text:p text:style-name="P78">Вам редко уступают или не уступают вообще<text:tab/>413</text:p>
      <text:p text:style-name="P78">Патологическая ложь.<text:line-break/>Введение в болезненное состояние ожидания<text:tab/>418</text:p>
      <text:p text:style-name="P78">Триангуляция<text:tab/>424</text:p>
      <text:p text:style-name="P78">Дабл байнд<text:tab/>427</text:p>
      <text:p text:style-name="P78">Демонстрация (в доп. к описанию дабл байнда)<text:tab/>436</text:p>
      <text:p text:style-name="P74">Демонстрация занятости<text:tab/>436</text:p>
      <text:p text:style-name="P74">Демонстрация любви<text:tab/>440</text:p>
      <text:p text:style-name="P78">Подкрепление.<text:line-break/>Стимуляция на действия<text:tab/>444</text:p>
      <text:p text:style-name="P74">Положительное подкрепление<text:tab/>445</text:p>
      <text:p text:style-name="P74">Неустойчивое или частичное подкрепление<text:tab/>451</text:p>
      <text:p text:style-name="P74">Отрицательное подкрепление<text:tab/>455</text:p>
      <text:p text:style-name="P74">Травмирующий одноразовый опыт<text:tab/>460</text:p>
      <text:p text:style-name="P78">Постоянные жалобы<text:tab/>462</text:p>
      <text:p text:style-name="P78">Отношение к чистоте<text:tab/>465</text:p>
      <text:p text:style-name="P74">Патологическая неряшливость.<text:tab/>465</text:p>
      <text:p text:style-name="P74"><text:soft-page-break/>Патологическое стремление к чистоте<text:tab/>467</text:p>
      <text:p text:style-name="P78">Неглект<text:tab/>471</text:p>
      <text:p text:style-name="P78">Попытка выторговать право на «лево». Принуждение</text:p>
      <text:p text:style-name="P78">к трио<text:tab/>475</text:p>
      <text:p text:style-name="P74">Вариант 1. <text:s/>Ничто не предвещало беды<text:tab/>479</text:p>
      <text:p text:style-name="P74">Вариант 2. Ну мааам<text:tab/>481</text:p>
      <text:p text:style-name="P74">Вариант 3. Я уже взрослый<text:tab/>484</text:p>
      <text:p text:style-name="P74">Секс втроем<text:tab/>485</text:p>
      <text:p text:style-name="P78">Перспектицид<text:tab/>491</text:p>
      <text:p text:style-name="P78">Сахарное шоу<text:tab/>493</text:p>
      <text:p text:style-name="P78">Манипуляция разрывом<text:tab/>495</text:p>
      <text:p text:style-name="P76">Эпилог<text:tab/>499</text:p>
      <table:table table:name="Таблица1" table:style-name="Таблица1">
        <table:table-column table:style-name="Таблица1.A"/>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
      <text:p text:style-name="P70"><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7"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8"/>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8"/>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86</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8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9-13T14:54:16.93</dc:date>
    <meta:editing-cycles>1354</meta:editing-cycles>
    <meta:editing-duration>P38DT17H21M28S</meta:editing-duration>
    <meta:document-statistic meta:table-count="1" meta:image-count="0" meta:object-count="0" meta:page-count="594" meta:paragraph-count="4267" meta:word-count="106769" meta:character-count="66927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